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70f7f5" officeooo:paragraph-rsid="0070f7f5"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officeooo:rsid="00060529" officeooo:paragraph-rsid="00060529"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cbe5ec" officeooo:paragraph-rsid="00cbe5e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Times New Roman" fo:font-size="12pt" style:text-underline-style="none" fo:font-weight="normal" officeooo:rsid="00060529" officeooo:paragraph-rsid="00060529"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a896a4" officeooo:paragraph-rsid="00a896a4"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a8bc43" officeooo:paragraph-rsid="00aa25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a8bc43" officeooo:paragraph-rsid="00abdd2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a8bc43" officeooo:paragraph-rsid="00af48b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a8bc43" officeooo:paragraph-rsid="00b2d18a"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a8bc43" officeooo:paragraph-rsid="00b36a12"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a8bc43" officeooo:paragraph-rsid="00b42ea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a8bc43" officeooo:paragraph-rsid="00b66761"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a8bc43" officeooo:paragraph-rsid="00c4bbcb"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bb596f" officeooo:paragraph-rsid="00bb596f"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bdb121" officeooo:paragraph-rsid="00bdb12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bf8317" officeooo:paragraph-rsid="00bf8317"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c22362" officeooo:paragraph-rsid="00c22362"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c2bc4d" officeooo:paragraph-rsid="00c2bc4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aa254d" officeooo:paragraph-rsid="00ab49dc"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c3bae4" officeooo:paragraph-rsid="00c3bae4"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ccd6ff" officeooo:paragraph-rsid="00ccd6ff"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cec954" officeooo:paragraph-rsid="00cec954"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fo:font-style="normal" style:text-underline-style="none" fo:font-weight="normal" officeooo:rsid="00ab49dc" officeooo:paragraph-rsid="00abdd2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9c65"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2pt" fo:font-style="normal" style:text-underline-style="none" fo:font-weight="normal" officeooo:rsid="00ac9c65" officeooo:paragraph-rsid="00aceace"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af48b8"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Times New Roman" fo:font-size="12pt" fo:font-style="normal" style:text-underline-style="none" fo:font-weight="normal" officeooo:rsid="00af48b8" officeooo:paragraph-rsid="00b0f1fb"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style:font-name="Times New Roman" fo:font-size="12pt" fo:font-style="normal" style:text-underline-style="none" fo:font-weight="normal" officeooo:rsid="00b0f1fb" officeooo:paragraph-rsid="00b0f1fb"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Times New Roman" fo:font-size="12pt" fo:font-style="normal" style:text-underline-style="none" fo:font-weight="normal" officeooo:rsid="00b2d18a" officeooo:paragraph-rsid="00b2d18a"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Times New Roman" fo:font-size="12pt" fo:font-style="normal" style:text-underline-style="none" fo:font-weight="normal" officeooo:rsid="00b34b46" officeooo:paragraph-rsid="00b36a12"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font-name="Times New Roman" fo:font-size="12pt" fo:font-style="normal" style:text-underline-style="none" fo:font-weight="normal" officeooo:rsid="00b42eab" officeooo:paragraph-rsid="00b42ea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Times New Roman" fo:font-size="12pt" fo:font-style="normal" style:text-underline-style="none" fo:font-weight="normal" officeooo:rsid="00b5527b" officeooo:paragraph-rsid="00b66761"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Times New Roman" fo:font-size="12pt" fo:font-style="normal" style:text-underline-style="none" fo:font-weight="normal" officeooo:rsid="00bac71a" officeooo:paragraph-rsid="00b6eec4"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Times New Roman" fo:font-size="12pt" fo:font-style="normal" style:text-underline-style="none" fo:font-weight="normal" officeooo:rsid="00bcb626" officeooo:paragraph-rsid="00bb596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Times New Roman" fo:font-size="12pt" fo:font-style="normal" style:text-underline-style="none" fo:font-weight="normal" officeooo:rsid="00be26e9" officeooo:paragraph-rsid="00be26e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officeooo:rsid="00bf8317" officeooo:paragraph-rsid="00bf8317"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Times New Roman" fo:font-size="12pt" fo:font-style="normal" style:text-underline-style="none" fo:font-weight="normal" officeooo:rsid="00c10431" officeooo:paragraph-rsid="00bf8317"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2pt" fo:font-style="normal" style:text-underline-style="none" fo:font-weight="normal" officeooo:rsid="00c22362" officeooo:paragraph-rsid="00c22362"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Times New Roman" fo:font-size="12pt" fo:font-style="normal" style:text-underline-style="none" fo:font-weight="normal" officeooo:rsid="00c3b5af" officeooo:paragraph-rsid="00c2bc4d"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Times New Roman" fo:font-size="12pt" fo:font-style="normal" style:text-underline-style="none" fo:font-weight="normal" officeooo:rsid="00cbb286" officeooo:paragraph-rsid="00c3bae4"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Times New Roman" fo:font-size="12pt" fo:font-style="normal" style:text-underline-style="none" fo:font-weight="normal" officeooo:rsid="00cd7952" officeooo:paragraph-rsid="00ccd6ff"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font-style="normal" style:text-underline-style="none" fo:font-weight="normal" officeooo:rsid="00cec954" officeooo:paragraph-rsid="00cec954"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Times New Roman" fo:font-size="12pt" fo:font-style="normal" style:text-underline-style="none" fo:font-weight="normal" officeooo:rsid="0108e641" officeooo:paragraph-rsid="010614d0"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Times New Roman" fo:font-size="12pt" fo:font-style="normal" style:text-underline-style="none" fo:font-weight="normal" officeooo:rsid="00f76b2c" officeooo:paragraph-rsid="00ee8588"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Times New Roman" fo:font-size="12pt" fo:font-style="normal" style:text-underline-style="none" fo:font-weight="normal" officeooo:rsid="011cb49c" officeooo:paragraph-rsid="01155476"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Times New Roman" fo:font-size="12pt" fo:font-style="normal" style:text-underline-style="none" fo:font-weight="normal" officeooo:rsid="01256068" officeooo:paragraph-rsid="0125606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3bb83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5606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Times New Roman" fo:font-size="12pt" fo:font-style="normal" style:text-underline-style="none" fo:font-weight="normal" officeooo:rsid="012a627c" officeooo:paragraph-rsid="012a627c"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Times New Roman" fo:font-size="12pt" fo:font-style="normal" style:text-underline-style="none" fo:font-weight="normal" officeooo:rsid="01648b3f" officeooo:paragraph-rsid="015f2b2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Times New Roman" fo:font-size="12pt" fo:font-style="normal" style:text-underline-style="none" fo:font-weight="normal" officeooo:rsid="012a9c4f" officeooo:paragraph-rsid="012a9c4f"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Times New Roman" fo:font-size="12pt" fo:font-style="normal" style:text-underline-style="none" fo:font-weight="normal" officeooo:rsid="01b33207" officeooo:paragraph-rsid="01b3320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Times New Roman" fo:font-size="12pt" fo:font-style="normal" style:text-underline-style="none" fo:font-weight="normal" officeooo:rsid="01b9e747" officeooo:paragraph-rsid="01b4a511"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Times New Roman" fo:font-size="12pt" fo:font-style="normal" style:text-underline-style="none" fo:font-weight="normal" officeooo:rsid="01bca6a7" officeooo:paragraph-rsid="01bbaffd"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Times New Roman" fo:font-size="12pt" fo:font-style="normal" style:text-underline-style="none" fo:font-weight="normal" officeooo:rsid="01c2f81c" officeooo:paragraph-rsid="01becaa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Times New Roman" fo:font-size="12pt" fo:font-style="normal" style:text-underline-style="none" fo:font-weight="normal" officeooo:rsid="01cf4ba5" officeooo:paragraph-rsid="01cf234b"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Times New Roman" fo:font-size="12pt" fo:font-style="normal" style:text-underline-style="none" fo:font-weight="normal" officeooo:rsid="01c5eb2b" officeooo:paragraph-rsid="01cf234b"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Times New Roman" fo:font-size="12pt" fo:font-style="normal" style:text-underline-style="none" fo:font-weight="normal" officeooo:rsid="01d3fa63" officeooo:paragraph-rsid="01d3fa6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Times New Roman" fo:font-size="12pt" fo:font-style="normal" style:text-underline-style="none" fo:font-weight="normal" officeooo:rsid="01d59b37" officeooo:paragraph-rsid="01dadc5f"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Times New Roman" fo:font-size="12pt" fo:font-style="normal" style:text-underline-style="none" fo:font-weight="normal" officeooo:rsid="01db2af4" officeooo:paragraph-rsid="01dadc5f"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Times New Roman" fo:font-size="12pt" fo:font-style="normal" style:text-underline-style="none" fo:font-weight="normal" officeooo:rsid="01cc295e" officeooo:paragraph-rsid="01c45e54"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Times New Roman" fo:font-size="12pt" fo:font-style="normal" style:text-underline-style="none" fo:font-weight="normal" officeooo:rsid="02013ae6" officeooo:paragraph-rsid="02013ae6"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Times New Roman" fo:font-size="12pt" fo:font-style="normal" style:text-underline-style="none" fo:font-weight="normal" officeooo:rsid="020af83a" officeooo:paragraph-rsid="020af83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Times New Roman" fo:font-size="12pt" fo:font-style="normal" style:text-underline-style="none" fo:font-weight="normal" officeooo:rsid="020dc3f0" officeooo:paragraph-rsid="020dc3f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Times New Roman" fo:font-size="12pt" fo:font-style="normal" style:text-underline-style="none" fo:font-weight="normal" officeooo:rsid="020f0890" officeooo:paragraph-rsid="020f0890"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Times New Roman" fo:font-size="12pt" fo:font-style="normal" style:text-underline-style="none" fo:font-weight="normal" officeooo:rsid="0210a11a" officeooo:paragraph-rsid="0210a11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Times New Roman" fo:font-size="12pt" fo:font-style="normal" style:text-underline-style="none" fo:font-weight="normal" officeooo:rsid="024d86b0" officeooo:paragraph-rsid="0254d380"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4bbcb" officeooo:paragraph-rsid="00c4bbc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0cbe5ec" officeooo:paragraph-rsid="00cbe5ec"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33b443" officeooo:paragraph-rsid="0133b44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a896a4" officeooo:paragraph-rsid="00a896a4"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style:font-name="Times New Roman" fo:font-size="16pt" style:text-underline-style="none" fo:font-weight="normal" officeooo:rsid="00a896a4" officeooo:paragraph-rsid="00a896a4" style:font-size-asian="16pt" style:font-weight-asian="normal" style:font-size-complex="16pt" style:font-weight-complex="normal"/>
    </style:style>
    <style:style style:name="P7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a896a4" officeooo:paragraph-rsid="00a896a4"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0f76b2c" officeooo:paragraph-rsid="01249846"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1cb49c" officeooo:paragraph-rsid="01249846"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normal" officeooo:rsid="01af6fba" officeooo:paragraph-rsid="01af6fba"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officeooo:rsid="010614d0" officeooo:paragraph-rsid="010614d0"/>
    </style:style>
    <style:style style:name="P79" style:family="paragraph" style:parent-style-name="Standard">
      <style:paragraph-properties fo:text-align="start" style:justify-single-word="false"/>
      <style:text-properties fo:font-size="12pt" style:text-underline-style="none" officeooo:rsid="01256068" officeooo:paragraph-rsid="01256068" style:font-size-asian="10.5pt" style:font-size-complex="12pt"/>
    </style:style>
    <style:style style:name="P80" style:family="paragraph" style:parent-style-name="Standard">
      <style:paragraph-properties fo:text-align="start" style:justify-single-word="false"/>
      <style:text-properties fo:font-size="12pt" style:text-underline-style="none" officeooo:rsid="01256068" officeooo:paragraph-rsid="012a9c4f" style:font-size-asian="10.5pt" style:font-size-complex="12pt"/>
    </style:style>
    <style:style style:name="P81" style:family="paragraph" style:parent-style-name="Standard">
      <style:paragraph-properties fo:text-align="start" style:justify-single-word="false"/>
      <style:text-properties fo:font-size="12pt" style:text-underline-style="none" officeooo:rsid="012a627c" officeooo:paragraph-rsid="012a627c" style:font-size-asian="10.5pt" style:font-size-complex="12pt"/>
    </style:style>
    <style:style style:name="P82" style:family="paragraph" style:parent-style-name="Standard">
      <style:paragraph-properties fo:text-align="start" style:justify-single-word="false"/>
      <style:text-properties fo:font-size="12pt" style:text-underline-style="none" officeooo:rsid="0159729a" officeooo:paragraph-rsid="0159729a" style:font-size-asian="10.5pt" style:font-size-complex="12pt"/>
    </style:style>
    <style:style style:name="P83" style:family="paragraph" style:parent-style-name="Standard">
      <style:paragraph-properties fo:text-align="start" style:justify-single-word="false"/>
      <style:text-properties fo:font-size="12pt" style:text-underline-style="none" officeooo:rsid="015f2b26" officeooo:paragraph-rsid="015f2b26" style:font-size-asian="10.5pt" style:font-size-complex="12pt"/>
    </style:style>
    <style:style style:name="P84" style:family="paragraph" style:parent-style-name="Standard">
      <style:paragraph-properties fo:text-align="start" style:justify-single-word="false"/>
      <style:text-properties fo:font-size="12pt" style:text-underline-style="none" officeooo:rsid="01b4a511" officeooo:paragraph-rsid="01b4a511" style:font-size-asian="10.5pt" style:font-size-complex="12pt"/>
    </style:style>
    <style:style style:name="P85" style:family="paragraph" style:parent-style-name="Standard">
      <style:paragraph-properties fo:text-align="start" style:justify-single-word="false"/>
      <style:text-properties fo:font-size="12pt" style:text-underline-style="none" officeooo:rsid="01bbaffd" officeooo:paragraph-rsid="01bbaffd" style:font-size-asian="10.5pt" style:font-size-complex="12pt"/>
    </style:style>
    <style:style style:name="P86" style:family="paragraph" style:parent-style-name="Standard">
      <style:paragraph-properties fo:text-align="start" style:justify-single-word="false"/>
      <style:text-properties fo:font-size="12pt" style:text-underline-style="none" officeooo:rsid="01becaad" officeooo:paragraph-rsid="01becaad" style:font-size-asian="10.5pt" style:font-size-complex="12pt"/>
    </style:style>
    <style:style style:name="P87" style:family="paragraph" style:parent-style-name="Standard">
      <style:paragraph-properties fo:text-align="start" style:justify-single-word="false"/>
      <style:text-properties fo:font-size="12pt" style:text-underline-style="none" officeooo:rsid="01c45e54" officeooo:paragraph-rsid="01c45e54" style:font-size-asian="10.5pt" style:font-size-complex="12pt"/>
    </style:style>
    <style:style style:name="P88" style:family="paragraph" style:parent-style-name="Standard">
      <style:paragraph-properties fo:text-align="start" style:justify-single-word="false"/>
      <style:text-properties fo:font-size="12pt" style:text-underline-style="none" officeooo:rsid="01c45e54" officeooo:paragraph-rsid="01cf234b" style:font-size-asian="10.5pt" style:font-size-complex="12pt"/>
    </style:style>
    <style:style style:name="P89" style:family="paragraph" style:parent-style-name="Standard">
      <style:paragraph-properties fo:text-align="start" style:justify-single-word="false"/>
      <style:text-properties fo:font-size="12pt" style:text-underline-style="none" officeooo:rsid="01cfc040" officeooo:paragraph-rsid="01cfc040" style:font-size-asian="10.5pt" style:font-size-complex="12pt"/>
    </style:style>
    <style:style style:name="P90" style:family="paragraph" style:parent-style-name="Standard">
      <style:paragraph-properties fo:text-align="start" style:justify-single-word="false"/>
      <style:text-properties fo:font-size="12pt" style:text-underline-style="none" officeooo:rsid="01d3fa63" officeooo:paragraph-rsid="01d3fa63" style:font-size-asian="10.5pt" style:font-size-complex="12pt"/>
    </style:style>
    <style:style style:name="P91" style:family="paragraph" style:parent-style-name="Standard">
      <style:paragraph-properties fo:text-align="start" style:justify-single-word="false"/>
      <style:text-properties fo:font-size="12pt" style:text-underline-style="none" officeooo:rsid="01d59b37" officeooo:paragraph-rsid="01dadc5f" style:font-size-asian="10.5pt" style:font-size-complex="12pt"/>
    </style:style>
    <style:style style:name="P92" style:family="paragraph" style:parent-style-name="Standard">
      <style:paragraph-properties fo:text-align="start" style:justify-single-word="false"/>
      <style:text-properties fo:font-size="12pt" style:text-underline-style="none" officeooo:rsid="01dc1087" officeooo:paragraph-rsid="01dc1087" style:font-size-asian="10.5pt" style:font-size-complex="12pt"/>
    </style:style>
    <style:style style:name="P93"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33b443" style:font-size-asian="10.5pt" style:font-size-complex="12pt"/>
    </style:style>
    <style:style style:name="P94" style:family="paragraph" style:parent-style-name="Standard">
      <style:paragraph-properties fo:text-align="start" style:justify-single-word="false"/>
      <style:text-properties fo:font-size="12pt" style:text-underline-style="solid" style:text-underline-width="auto" style:text-underline-color="font-color" officeooo:rsid="0133b443" officeooo:paragraph-rsid="0156bf81" style:font-size-asian="10.5pt" style:font-size-complex="12pt"/>
    </style:style>
    <style:style style:name="P95" style:family="paragraph" style:parent-style-name="Standard">
      <style:paragraph-properties fo:text-align="start" style:justify-single-word="false"/>
      <style:text-properties fo:font-size="14pt" style:text-underline-style="solid" style:text-underline-width="auto" style:text-underline-color="font-color" officeooo:rsid="0120cb52" officeooo:paragraph-rsid="01249846" style:font-size-asian="14pt" style:font-size-complex="14pt"/>
    </style:style>
    <style:style style:name="P96" style:family="paragraph" style:parent-style-name="Standard" style:list-style-name="L1">
      <style:paragraph-properties fo:text-align="start" style:justify-single-word="false"/>
      <style:text-properties officeooo:paragraph-rsid="00cec954"/>
    </style:style>
    <style:style style:name="P97"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da1b9b" officeooo:paragraph-rsid="00cec954" style:font-size-asian="12pt" style:font-style-asian="normal" style:font-weight-asian="normal" style:font-size-complex="12pt" style:font-style-complex="normal" style:font-weight-complex="normal"/>
    </style:style>
    <style:style style:name="P98" style:family="paragraph" style:parent-style-name="Standard" style:list-style-name="L1">
      <style:paragraph-properties fo:text-align="start" style:justify-single-word="false"/>
      <style:text-properties style:font-name="Times New Roman" fo:font-size="12pt" fo:font-style="normal" style:text-underline-style="none" fo:font-weight="normal" officeooo:rsid="00eab140" officeooo:paragraph-rsid="00e16cfe" style:font-size-asian="12pt" style:font-style-asian="normal" style:font-weight-asian="normal" style:font-size-complex="12pt" style:font-style-complex="normal" style:font-weight-complex="normal"/>
    </style:style>
    <style:style style:name="P99"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361f5e" officeooo:paragraph-rsid="019e06f6" style:font-size-asian="10.5pt" style:font-style-asian="normal" style:font-weight-asian="normal" style:font-size-complex="12pt" style:font-style-complex="normal" style:font-weight-complex="normal"/>
    </style:style>
    <style:style style:name="P100"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17665" officeooo:paragraph-rsid="013f27ff" style:font-size-asian="10.5pt" style:font-style-asian="normal" style:font-weight-asian="normal" style:font-size-complex="12pt" style:font-style-complex="normal" style:font-weight-complex="normal"/>
    </style:style>
    <style:style style:name="P101"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2d884" officeooo:paragraph-rsid="0142d884" style:font-size-asian="10.5pt" style:font-style-asian="normal" style:font-weight-asian="normal" style:font-size-complex="12pt" style:font-style-complex="normal" style:font-weight-complex="normal"/>
    </style:style>
    <style:style style:name="P102"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00fa" officeooo:paragraph-rsid="01a5c20b" style:font-size-asian="10.5pt" style:font-style-asian="normal" style:font-weight-asian="normal" style:font-size-complex="12pt" style:font-style-complex="normal" style:font-weight-complex="normal"/>
    </style:style>
    <style:style style:name="P103" style:family="paragraph" style:parent-style-name="Standard" style:list-style-name="L3">
      <style:paragraph-properties fo:text-align="start" style:justify-single-word="false"/>
      <style:text-properties style:font-name="Times New Roman" fo:font-size="12pt" fo:font-style="normal" style:text-underline-style="none" fo:font-weight="normal" officeooo:rsid="014d539f" officeooo:paragraph-rsid="014a81f6" style:font-size-asian="10.5pt" style:font-style-asian="normal" style:font-weight-asian="normal" style:font-size-complex="12pt" style:font-style-complex="normal" style:font-weight-complex="normal"/>
    </style:style>
    <style:style style:name="P104"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6f55a8" officeooo:paragraph-rsid="01665cd3" style:font-size-asian="10.5pt" style:font-style-asian="normal" style:font-weight-asian="normal" style:font-size-complex="12pt" style:font-style-complex="normal" style:font-weight-complex="normal"/>
    </style:style>
    <style:style style:name="P105"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0b5d" officeooo:paragraph-rsid="01710b5d" style:font-size-asian="10.5pt" style:font-style-asian="normal" style:font-weight-asian="normal" style:font-size-complex="12pt" style:font-style-complex="normal" style:font-weight-complex="normal"/>
    </style:style>
    <style:style style:name="P106"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714952" officeooo:paragraph-rsid="01714952" style:font-size-asian="10.5pt" style:font-style-asian="normal" style:font-weight-asian="normal" style:font-size-complex="12pt" style:font-style-complex="normal" style:font-weight-complex="normal"/>
    </style:style>
    <style:style style:name="P107" style:family="paragraph" style:parent-style-name="Standard" style:list-style-name="L4">
      <style:paragraph-properties fo:text-align="start" style:justify-single-word="false"/>
      <style:text-properties style:font-name="Times New Roman" fo:font-size="12pt" fo:font-style="normal" style:text-underline-style="none" fo:font-weight="normal" officeooo:rsid="0182e978" officeooo:paragraph-rsid="01ab9cb9" style:font-size-asian="10.5pt" style:font-style-asian="normal" style:font-weight-asian="normal" style:font-size-complex="12pt" style:font-style-complex="normal" style:font-weight-complex="normal"/>
    </style:style>
    <style:style style:name="P108"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1586dd" officeooo:paragraph-rsid="021586dd" style:font-size-asian="10.5pt" style:font-style-asian="normal" style:font-weight-asian="normal" style:font-size-complex="12pt" style:font-style-complex="normal" style:font-weight-complex="normal"/>
    </style:style>
    <style:style style:name="P109"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23cb4e" officeooo:paragraph-rsid="0223cb4e" style:font-size-asian="10.5pt" style:font-style-asian="normal" style:font-weight-asian="normal" style:font-size-complex="12pt" style:font-style-complex="normal" style:font-weight-complex="normal"/>
    </style:style>
    <style:style style:name="P110" style:family="paragraph" style:parent-style-name="Standard" style:list-style-name="L5">
      <style:paragraph-properties fo:text-align="start" style:justify-single-word="false"/>
      <style:text-properties style:font-name="Times New Roman" fo:font-size="12pt" fo:font-style="normal" style:text-underline-style="none" fo:font-weight="normal" officeooo:rsid="02405c4a" officeooo:paragraph-rsid="02405c4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style:font-name="Times New Roman" fo:font-size="12pt" fo:font-style="normal" style:text-underline-style="none" fo:font-weight="normal" officeooo:rsid="024d9e56" officeooo:paragraph-rsid="0254d380" style:font-size-asian="10.5pt" style:font-style-asian="normal" style:font-weight-asian="normal" style:font-size-complex="12pt" style:font-style-complex="normal" style:font-weight-complex="normal"/>
    </style:style>
    <style:style style:name="P112"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584fd5" style:font-size-asian="10.5pt" style:font-style-asian="normal" style:font-weight-asian="normal" style:font-size-complex="12pt" style:font-style-complex="normal" style:font-weight-complex="normal"/>
    </style:style>
    <style:style style:name="P113" style:family="paragraph" style:parent-style-name="Standard" style:list-style-name="L6">
      <style:paragraph-properties fo:text-align="start" style:justify-single-word="false"/>
      <style:text-properties style:font-name="Times New Roman" fo:font-size="12pt" fo:font-style="normal" style:text-underline-style="none" fo:font-weight="normal" officeooo:rsid="02584fd5" officeooo:paragraph-rsid="02808a33"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style:font-name="Times New Roman" fo:font-size="12pt" fo:font-style="normal" style:text-underline-style="none" fo:font-weight="normal" officeooo:rsid="02584fd5" officeooo:paragraph-rsid="02808a33"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style:font-name="Times New Roman" fo:font-size="12pt" fo:font-style="normal" style:text-underline-style="none" fo:font-weight="normal" officeooo:rsid="02584fd5" officeooo:paragraph-rsid="028d2de7"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style:font-name="Times New Roman" fo:font-size="12pt" fo:font-style="normal" style:text-underline-style="none" fo:font-weight="normal" officeooo:rsid="0281815e" officeooo:paragraph-rsid="0281815e"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Times New Roman" fo:font-size="12pt" fo:font-style="normal" style:text-underline-style="none" fo:font-weight="normal" officeooo:rsid="0281d81a" officeooo:paragraph-rsid="0281d81a"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Times New Roman" fo:font-size="12pt" fo:font-style="normal" style:text-underline-style="none" fo:font-weight="normal" officeooo:rsid="028c4291" officeooo:paragraph-rsid="028c4291"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Times New Roman" fo:font-size="12pt" fo:font-style="normal" style:text-underline-style="none" fo:font-weight="normal" officeooo:rsid="0291418f" officeooo:paragraph-rsid="0291418f"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Times New Roman" fo:font-size="12pt" fo:font-style="normal" style:text-underline-style="none" fo:font-weight="normal" officeooo:rsid="02961617" officeooo:paragraph-rsid="02961617"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Times New Roman" fo:font-size="12pt" fo:font-style="normal" style:text-underline-style="none" fo:font-weight="normal" officeooo:rsid="02964902" officeooo:paragraph-rsid="02964902"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Times New Roman" fo:font-size="12pt" fo:font-style="normal" style:text-underline-style="none" fo:font-weight="normal" officeooo:rsid="0296e40f" officeooo:paragraph-rsid="0296e40f" style:font-size-asian="10.5pt" style:font-style-asian="normal" style:font-weight-asian="normal" style:font-size-complex="12pt" style:font-style-complex="normal" style:font-weight-complex="normal"/>
    </style:style>
    <style:style style:name="P123" style:family="paragraph" style:parent-style-name="Standard" style:list-style-name="L8">
      <style:paragraph-properties fo:text-align="start" style:justify-single-word="false"/>
      <style:text-properties style:font-name="Times New Roman" fo:font-size="12pt" fo:font-style="normal" style:text-underline-style="none" fo:font-weight="normal" officeooo:rsid="0297a9ae" officeooo:paragraph-rsid="0297a9ae" style:font-size-asian="10.5pt" style:font-style-asian="normal" style:font-weight-asian="normal" style:font-size-complex="12pt" style:font-style-complex="normal" style:font-weight-complex="normal"/>
    </style:style>
    <style:style style:name="P124" style:family="paragraph" style:parent-style-name="Standard" style:list-style-name="L8">
      <style:paragraph-properties fo:text-align="start" style:justify-single-word="false"/>
      <style:text-properties style:font-name="Times New Roman" fo:font-size="12pt" fo:font-style="normal" style:text-underline-style="none" fo:font-weight="normal" officeooo:rsid="02c2e5ed" officeooo:paragraph-rsid="02c2e5ed"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Times New Roman" fo:font-size="12pt" fo:font-style="normal" style:text-underline-style="none" fo:font-weight="normal" officeooo:rsid="02c9e12a" officeooo:paragraph-rsid="02c9e12a" style:font-size-asian="10.5pt" style:font-style-asian="normal" style:font-weight-asian="normal" style:font-size-complex="12pt" style:font-style-complex="normal" style:font-weight-complex="normal"/>
    </style:style>
    <style:style style:name="P126"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7eef1" officeooo:paragraph-rsid="0199a1e9" style:font-size-asian="10.5pt" style:font-style-asian="normal" style:font-weight-asian="normal" style:font-size-complex="12pt" style:font-style-complex="normal" style:font-weight-complex="normal"/>
    </style:style>
    <style:style style:name="P127"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327ef1" officeooo:paragraph-rsid="0135340e" style:font-size-asian="10.5pt" style:font-style-asian="normal" style:font-weight-asian="normal" style:font-size-complex="12pt" style:font-style-complex="normal" style:font-weight-complex="normal"/>
    </style:style>
    <style:style style:name="P128"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d8401" officeooo:paragraph-rsid="019e06f6" style:font-size-asian="10.5pt" style:font-style-asian="normal" style:font-weight-asian="normal" style:font-size-complex="12pt" style:font-style-complex="normal" style:font-weight-complex="normal"/>
    </style:style>
    <style:style style:name="P129"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3bb832" style:font-size-asian="10.5pt" style:font-style-asian="normal" style:font-weight-asian="normal" style:font-size-complex="12pt" style:font-style-complex="normal" style:font-weight-complex="normal"/>
    </style:style>
    <style:style style:name="P130"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9ff3b7" officeooo:paragraph-rsid="019ff3b7" style:font-size-asian="10.5pt" style:font-style-asian="normal" style:font-weight-asian="normal" style:font-size-complex="12pt" style:font-style-complex="normal" style:font-weight-complex="normal"/>
    </style:style>
    <style:style style:name="P131"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3d162e" style:font-size-asian="10.5pt" style:font-style-asian="normal" style:font-weight-asian="normal" style:font-size-complex="12pt" style:font-style-complex="normal" style:font-weight-complex="normal"/>
    </style:style>
    <style:style style:name="P132" style:family="paragraph" style:parent-style-name="Standard" style:list-style-name="L3">
      <style:paragraph-properties fo:text-align="start" style:justify-single-word="false"/>
      <style:text-properties style:font-name="Times New Roman" fo:font-size="12pt" fo:font-style="normal" style:text-underline-style="solid" style:text-underline-width="auto" style:text-underline-color="font-color" fo:font-weight="normal" officeooo:rsid="01a2d43b" officeooo:paragraph-rsid="01a2d43b"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P134" style:family="paragraph" style:parent-style-name="Standard" style:list-style-name="L1">
      <style:paragraph-properties fo:text-align="start" style:justify-single-word="false"/>
      <style:text-properties officeooo:rsid="00dc1a1a" officeooo:paragraph-rsid="00dc1a1a"/>
    </style:style>
    <style:style style:name="P135" style:family="paragraph" style:parent-style-name="Standard" style:list-style-name="L1">
      <style:paragraph-properties fo:text-align="start" style:justify-single-word="false"/>
      <style:text-properties officeooo:rsid="00e16cfe" officeooo:paragraph-rsid="00e16cfe"/>
    </style:style>
    <style:style style:name="P136" style:family="paragraph" style:parent-style-name="Standard" style:list-style-name="L1">
      <style:paragraph-properties fo:text-align="start" style:justify-single-word="false"/>
      <style:text-properties officeooo:rsid="00eca341" officeooo:paragraph-rsid="00eca341"/>
    </style:style>
    <style:style style:name="P137" style:family="paragraph" style:parent-style-name="Standard" style:list-style-name="L1">
      <style:paragraph-properties fo:text-align="start" style:justify-single-word="false"/>
      <style:text-properties officeooo:rsid="00ee8588" officeooo:paragraph-rsid="00ee8588"/>
    </style:style>
    <style:style style:name="P138" style:family="paragraph" style:parent-style-name="Standard" style:list-style-name="L1">
      <style:paragraph-properties fo:text-align="start" style:justify-single-word="false"/>
      <style:text-properties officeooo:rsid="00f92cca" officeooo:paragraph-rsid="00f92cca"/>
    </style:style>
    <style:style style:name="P139" style:family="paragraph" style:parent-style-name="Standard" style:list-style-name="L1">
      <style:paragraph-properties fo:text-align="start" style:justify-single-word="false"/>
      <style:text-properties style:text-underline-style="none" officeooo:rsid="01045027" officeooo:paragraph-rsid="01045027"/>
    </style:style>
    <style:style style:name="P140" style:family="paragraph" style:parent-style-name="Standard" style:list-style-name="L2">
      <style:paragraph-properties fo:text-align="start" style:justify-single-word="false"/>
      <style:text-properties officeooo:rsid="0108e641" officeooo:paragraph-rsid="0108e641"/>
    </style:style>
    <style:style style:name="P141" style:family="paragraph" style:parent-style-name="Standard" style:list-style-name="L2">
      <style:paragraph-properties fo:text-align="start" style:justify-single-word="false"/>
      <style:text-properties officeooo:rsid="010e5c1e" officeooo:paragraph-rsid="010e5c1e"/>
    </style:style>
    <style:style style:name="P142" style:family="paragraph" style:parent-style-name="Standard" style:list-style-name="L2">
      <style:paragraph-properties fo:text-align="start" style:justify-single-word="false"/>
      <style:text-properties officeooo:rsid="011346de" officeooo:paragraph-rsid="011346de"/>
    </style:style>
    <style:style style:name="P143" style:family="paragraph" style:parent-style-name="Standard" style:list-style-name="L2">
      <style:paragraph-properties fo:text-align="start" style:justify-single-word="false"/>
      <style:text-properties officeooo:rsid="01155476" officeooo:paragraph-rsid="01155476"/>
    </style:style>
    <style:style style:name="P144" style:family="paragraph" style:parent-style-name="Standard" style:list-style-name="L3">
      <style:paragraph-properties fo:text-align="start" style:justify-single-word="false"/>
      <style:text-properties fo:font-size="12pt" style:text-underline-style="none" officeooo:rsid="01256068" officeooo:paragraph-rsid="0199a1e9" style:font-size-asian="10.5pt" style:font-size-complex="12pt"/>
    </style:style>
    <style:style style:name="P145" style:family="paragraph" style:parent-style-name="Standard" style:list-style-name="L3">
      <style:paragraph-properties fo:text-align="start" style:justify-single-word="false"/>
      <style:text-properties fo:font-size="12pt" style:text-underline-style="none" officeooo:rsid="01256068" officeooo:paragraph-rsid="013a888b" style:font-size-asian="10.5pt" style:font-size-complex="12pt"/>
    </style:style>
    <style:style style:name="P146" style:family="paragraph" style:parent-style-name="Standard" style:list-style-name="L3">
      <style:paragraph-properties fo:text-align="start" style:justify-single-word="false"/>
      <style:text-properties fo:font-size="12pt" style:text-underline-style="none" officeooo:rsid="01256068" officeooo:paragraph-rsid="019d8401" style:font-size-asian="10.5pt" style:font-size-complex="12pt"/>
    </style:style>
    <style:style style:name="P147" style:family="paragraph" style:parent-style-name="Standard" style:list-style-name="L3">
      <style:paragraph-properties fo:text-align="start" style:justify-single-word="false"/>
      <style:text-properties fo:font-size="12pt" style:text-underline-style="none" officeooo:rsid="013bb832" officeooo:paragraph-rsid="013bb832" style:font-size-asian="10.5pt" style:font-size-complex="12pt"/>
    </style:style>
    <style:style style:name="P148" style:family="paragraph" style:parent-style-name="Standard" style:list-style-name="L3">
      <style:paragraph-properties fo:text-align="start" style:justify-single-word="false"/>
      <style:text-properties fo:font-size="12pt" style:text-underline-style="none" officeooo:rsid="013d162e" officeooo:paragraph-rsid="019ff3b7" style:font-size-asian="10.5pt" style:font-size-complex="12pt"/>
    </style:style>
    <style:style style:name="P149" style:family="paragraph" style:parent-style-name="Standard" style:list-style-name="L3">
      <style:paragraph-properties fo:text-align="start" style:justify-single-word="false"/>
      <style:text-properties fo:font-size="12pt" style:text-underline-style="none" officeooo:rsid="013f27ff" officeooo:paragraph-rsid="01a2d43b" style:font-size-asian="10.5pt" style:font-size-complex="12pt"/>
    </style:style>
    <style:style style:name="P150" style:family="paragraph" style:parent-style-name="Standard" style:list-style-name="L3">
      <style:paragraph-properties fo:text-align="start" style:justify-single-word="false"/>
      <style:text-properties fo:font-size="12pt" style:text-underline-style="none" officeooo:rsid="0142d884" officeooo:paragraph-rsid="0142d884" style:font-size-asian="10.5pt" style:font-size-complex="12pt"/>
    </style:style>
    <style:style style:name="P151" style:family="paragraph" style:parent-style-name="Standard" style:list-style-name="L3">
      <style:paragraph-properties fo:text-align="start" style:justify-single-word="false"/>
      <style:text-properties fo:font-size="12pt" style:text-underline-style="none" officeooo:rsid="0142d884" officeooo:paragraph-rsid="014a81f6" style:font-size-asian="10.5pt" style:font-size-complex="12pt"/>
    </style:style>
    <style:style style:name="P152" style:family="paragraph" style:parent-style-name="Standard" style:list-style-name="L3">
      <style:paragraph-properties fo:text-align="start" style:justify-single-word="false"/>
      <style:text-properties fo:font-size="12pt" style:text-underline-style="none" officeooo:rsid="0142d884" officeooo:paragraph-rsid="01a5c20b" style:font-size-asian="10.5pt" style:font-size-complex="12pt"/>
    </style:style>
    <style:style style:name="P153" style:family="paragraph" style:parent-style-name="Standard" style:list-style-name="L3">
      <style:paragraph-properties fo:text-align="start" style:justify-single-word="false"/>
      <style:text-properties fo:font-size="12pt" style:text-underline-style="none" officeooo:rsid="014ed60c" officeooo:paragraph-rsid="014ed60c" style:font-size-asian="10.5pt" style:font-size-complex="12pt"/>
    </style:style>
    <style:style style:name="P154" style:family="paragraph" style:parent-style-name="Standard" style:list-style-name="L3">
      <style:paragraph-properties fo:text-align="start" style:justify-single-word="false"/>
      <style:text-properties fo:font-size="12pt" style:text-underline-style="none" officeooo:rsid="014f1481" officeooo:paragraph-rsid="014f1481" style:font-size-asian="10.5pt" style:font-size-complex="12pt"/>
    </style:style>
    <style:style style:name="P155" style:family="paragraph" style:parent-style-name="Standard" style:list-style-name="L4">
      <style:paragraph-properties fo:text-align="start" style:justify-single-word="false"/>
      <style:text-properties fo:font-size="12pt" style:text-underline-style="none" officeooo:rsid="01665cd3" officeooo:paragraph-rsid="01665cd3" style:font-size-asian="10.5pt" style:font-size-complex="12pt"/>
    </style:style>
    <style:style style:name="P156" style:family="paragraph" style:parent-style-name="Standard" style:list-style-name="L4">
      <style:paragraph-properties fo:text-align="start" style:justify-single-word="false"/>
      <style:text-properties fo:font-size="12pt" style:text-underline-style="none" officeooo:rsid="01710b5d" officeooo:paragraph-rsid="01710b5d" style:font-size-asian="10.5pt" style:font-size-complex="12pt"/>
    </style:style>
    <style:style style:name="P157" style:family="paragraph" style:parent-style-name="Standard" style:list-style-name="L4">
      <style:paragraph-properties fo:text-align="start" style:justify-single-word="false"/>
      <style:text-properties fo:font-size="12pt" style:text-underline-style="none" officeooo:rsid="0172ffbd" officeooo:paragraph-rsid="01ab9cb9" style:font-size-asian="10.5pt" style:font-size-complex="12pt"/>
    </style:style>
    <style:style style:name="P158" style:family="paragraph" style:parent-style-name="Standard">
      <style:paragraph-properties fo:text-align="start" style:justify-single-word="false" fo:break-before="page"/>
      <style:text-properties style:font-name="Times New Roman" fo:font-size="12pt" fo:font-style="normal" style:text-underline-style="solid" style:text-underline-width="auto" style:text-underline-color="font-color" fo:font-weight="normal" officeooo:rsid="01b33207" officeooo:paragraph-rsid="01b33207"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officeooo:rsid="00a8e13a"/>
    </style:style>
    <style:style style:name="T3" style:family="text">
      <style:text-properties fo:font-style="italic" officeooo:rsid="00aa254d" style:font-style-asian="italic" style:font-style-complex="italic"/>
    </style:style>
    <style:style style:name="T4" style:family="text">
      <style:text-properties fo:font-style="italic" officeooo:rsid="00ab49d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aceace" style:font-style-asian="normal" style:font-style-complex="normal"/>
    </style:style>
    <style:style style:name="T7" style:family="text">
      <style:text-properties fo:font-style="normal" officeooo:rsid="00aedaca" style:font-style-asian="normal" style:font-style-complex="normal"/>
    </style:style>
    <style:style style:name="T8" style:family="text">
      <style:text-properties fo:font-style="normal" officeooo:rsid="00af48b8" style:font-style-asian="normal" style:font-style-complex="normal"/>
    </style:style>
    <style:style style:name="T9" style:family="text">
      <style:text-properties fo:font-style="normal" officeooo:rsid="00b0f1fb" style:font-style-asian="normal" style:font-style-complex="normal"/>
    </style:style>
    <style:style style:name="T10" style:family="text">
      <style:text-properties fo:font-style="normal" officeooo:rsid="00b2d18a" style:font-style-asian="normal" style:font-style-complex="normal"/>
    </style:style>
    <style:style style:name="T11" style:family="text">
      <style:text-properties fo:font-style="normal" officeooo:rsid="00b34b46" style:font-style-asian="normal" style:font-style-complex="normal"/>
    </style:style>
    <style:style style:name="T12" style:family="text">
      <style:text-properties fo:font-style="normal" officeooo:rsid="00b36a12" style:font-style-asian="normal" style:font-style-complex="normal"/>
    </style:style>
    <style:style style:name="T13" style:family="text">
      <style:text-properties fo:font-style="normal" officeooo:rsid="00b42eab" style:font-style-asian="normal" style:font-style-complex="normal"/>
    </style:style>
    <style:style style:name="T14" style:family="text">
      <style:text-properties fo:font-style="normal" officeooo:rsid="00b5527b" style:font-style-asian="normal" style:font-style-complex="normal"/>
    </style:style>
    <style:style style:name="T15" style:family="text">
      <style:text-properties fo:font-style="normal" officeooo:rsid="00b66761" style:font-style-asian="normal" style:font-style-complex="normal"/>
    </style:style>
    <style:style style:name="T16" style:family="text">
      <style:text-properties fo:font-style="normal" officeooo:rsid="00b6cd77" style:font-style-asian="normal" style:font-style-complex="normal"/>
    </style:style>
    <style:style style:name="T17" style:family="text">
      <style:text-properties fo:font-style="normal" officeooo:rsid="00b7ef0b" style:font-style-asian="normal" style:font-style-complex="normal"/>
    </style:style>
    <style:style style:name="T18" style:family="text">
      <style:text-properties fo:font-style="normal" officeooo:rsid="00b930e9" style:font-style-asian="normal" style:font-style-complex="normal"/>
    </style:style>
    <style:style style:name="T19" style:family="text">
      <style:text-properties fo:font-style="normal" officeooo:rsid="00bac71a" style:font-style-asian="normal" style:font-style-complex="normal"/>
    </style:style>
    <style:style style:name="T20" style:family="text">
      <style:text-properties fo:font-style="normal" officeooo:rsid="00bcb626" style:font-style-asian="normal" style:font-style-complex="normal"/>
    </style:style>
    <style:style style:name="T21" style:family="text">
      <style:text-properties fo:font-style="normal" officeooo:rsid="00c10431" style:font-style-asian="normal" style:font-style-complex="normal"/>
    </style:style>
    <style:style style:name="T22" style:family="text">
      <style:text-properties fo:font-style="normal" officeooo:rsid="00c3b5af" style:font-style-asian="normal" style:font-style-complex="normal"/>
    </style:style>
    <style:style style:name="T23" style:family="text">
      <style:text-properties fo:font-style="normal" officeooo:rsid="00ca27c1" style:font-style-asian="normal" style:font-style-complex="normal"/>
    </style:style>
    <style:style style:name="T24" style:family="text">
      <style:text-properties fo:font-style="normal" officeooo:rsid="00cacc79" style:font-style-asian="normal" style:font-style-complex="normal"/>
    </style:style>
    <style:style style:name="T25" style:family="text">
      <style:text-properties fo:font-style="normal" officeooo:rsid="00cb872b" style:font-style-asian="normal" style:font-style-complex="normal"/>
    </style:style>
    <style:style style:name="T26" style:family="text">
      <style:text-properties fo:font-style="normal" officeooo:rsid="00cbb286" style:font-style-asian="normal" style:font-style-complex="normal"/>
    </style:style>
    <style:style style:name="T27" style:family="text">
      <style:text-properties fo:font-style="normal" officeooo:rsid="00cd7952" style:font-style-asian="normal" style:font-style-complex="normal"/>
    </style:style>
    <style:style style:name="T28" style:family="text">
      <style:text-properties fo:font-style="normal" officeooo:rsid="00b6eec4" style:font-style-asian="normal" style:font-style-complex="normal"/>
    </style:style>
    <style:style style:name="T29" style:family="text">
      <style:text-properties fo:font-style="normal" style:text-underline-style="solid" style:text-underline-width="auto" style:text-underline-color="font-color" officeooo:rsid="00b66761" style:font-style-asian="normal" style:font-style-complex="normal"/>
    </style:style>
    <style:style style:name="T30" style:family="text">
      <style:text-properties officeooo:rsid="00c824f8"/>
    </style:style>
    <style:style style:name="T31" style:family="text">
      <style:text-properties officeooo:rsid="00c9dbf8"/>
    </style:style>
    <style:style style:name="T32"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style:font-name="Times New Roman" fo:font-size="12pt" fo:font-style="normal" style:text-underline-style="none" fo:font-weight="normal" officeooo:rsid="00d5d5ab" style:font-size-asian="12pt" style:font-style-asian="normal" style:font-weight-asian="normal" style:font-size-complex="12pt" style:font-style-complex="normal" style:font-weight-complex="normal"/>
    </style:style>
    <style:style style:name="T34" style:family="text">
      <style:text-properties style:font-name="Times New Roman" fo:font-size="12pt" fo:font-style="normal" style:text-underline-style="none" fo:font-weight="normal" officeooo:rsid="00d0a1fd" style:font-size-asian="12pt" style:font-style-asian="normal" style:font-weight-asian="normal" style:font-size-complex="12pt" style:font-style-complex="normal" style:font-weight-complex="normal"/>
    </style:style>
    <style:style style:name="T35" style:family="text">
      <style:text-properties style:font-name="Times New Roman" fo:font-size="12pt" fo:font-style="normal" style:text-underline-style="none" fo:font-weight="normal" officeooo:rsid="00d193c9" style:font-size-asian="12pt" style:font-style-asian="normal" style:font-weight-asian="normal" style:font-size-complex="12pt" style:font-style-complex="normal" style:font-weight-complex="normal"/>
    </style:style>
    <style:style style:name="T36" style:family="text">
      <style:text-properties style:font-name="Times New Roman" fo:font-size="12pt" fo:font-style="normal" style:text-underline-style="none" fo:font-weight="normal" officeooo:rsid="00d317a2" style:font-size-asian="12pt" style:font-style-asian="normal" style:font-weight-asian="normal" style:font-size-complex="12pt" style:font-style-complex="normal" style:font-weight-complex="normal"/>
    </style:style>
    <style:style style:name="T37" style:family="text">
      <style:text-properties style:font-name="Times New Roman" fo:font-size="12pt" fo:font-style="normal" style:text-underline-style="none" fo:font-weight="normal" officeooo:rsid="00d75395" style:font-size-asian="12pt" style:font-style-asian="normal" style:font-weight-asian="normal" style:font-size-complex="12pt" style:font-style-complex="normal" style:font-weight-complex="normal"/>
    </style:style>
    <style:style style:name="T38" style:family="text">
      <style:text-properties style:font-name="Times New Roman" fo:font-size="12pt" fo:font-style="normal" style:text-underline-style="none" fo:font-weight="normal" officeooo:rsid="00d8f6f5" style:font-size-asian="12pt" style:font-style-asian="normal" style:font-weight-asian="normal" style:font-size-complex="12pt" style:font-style-complex="normal" style:font-weight-complex="normal"/>
    </style:style>
    <style:style style:name="T39" style:family="text">
      <style:text-properties style:font-name="Times New Roman" fo:font-size="12pt" fo:font-style="normal" style:text-underline-style="none" fo:font-weight="normal" officeooo:rsid="00da1b9b" style:font-size-asian="12pt" style:font-style-asian="normal" style:font-weight-asian="normal" style:font-size-complex="12pt" style:font-style-complex="normal" style:font-weight-complex="normal"/>
    </style:style>
    <style:style style:name="T40" style:family="text">
      <style:text-properties style:font-name="Times New Roman" fo:font-size="12pt" fo:font-style="normal" style:text-underline-style="none" fo:font-weight="normal" officeooo:rsid="00dbab53" style:font-size-asian="12pt" style:font-style-asian="normal" style:font-weight-asian="normal" style:font-size-complex="12pt" style:font-style-complex="normal" style:font-weight-complex="normal"/>
    </style:style>
    <style:style style:name="T41" style:family="text">
      <style:text-properties style:font-name="Times New Roman" fo:font-size="12pt" fo:font-style="normal" style:text-underline-style="none" fo:font-weight="normal" officeooo:rsid="00dc39aa" style:font-size-asian="12pt" style:font-style-asian="normal" style:font-weight-asian="normal" style:font-size-complex="12pt" style:font-style-complex="normal" style:font-weight-complex="normal"/>
    </style:style>
    <style:style style:name="T42" style:family="text">
      <style:text-properties style:font-name="Times New Roman" fo:font-size="12pt" fo:font-style="normal" style:text-underline-style="none" fo:font-weight="normal" officeooo:rsid="00dc3aae"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style:text-underline-style="none" fo:font-weight="normal" officeooo:rsid="00dd9772" style:font-size-asian="12pt" style:font-style-asian="normal" style:font-weight-asian="normal" style:font-size-complex="12pt" style:font-style-complex="normal" style:font-weight-complex="normal"/>
    </style:style>
    <style:style style:name="T44" style:family="text">
      <style:text-properties style:font-name="Times New Roman" fo:font-size="12pt" fo:font-style="normal" style:text-underline-style="none" fo:font-weight="normal" officeooo:rsid="00de4702" style:font-size-asian="12pt" style:font-style-asian="normal" style:font-weight-asian="normal" style:font-size-complex="12pt" style:font-style-complex="normal" style:font-weight-complex="normal"/>
    </style:style>
    <style:style style:name="T45" style:family="text">
      <style:text-properties style:font-name="Times New Roman" fo:font-size="12pt" fo:font-style="normal" style:text-underline-style="none" fo:font-weight="normal" officeooo:rsid="00de6607" style:font-size-asian="12pt" style:font-style-asian="normal" style:font-weight-asian="normal" style:font-size-complex="12pt" style:font-style-complex="normal" style:font-weight-complex="normal"/>
    </style:style>
    <style:style style:name="T46" style:family="text">
      <style:text-properties style:font-name="Times New Roman" fo:font-size="12pt" fo:font-style="normal" style:text-underline-style="none" fo:font-weight="normal" officeooo:rsid="00df2497" style:font-size-asian="12pt" style:font-style-asian="normal" style:font-weight-asian="normal" style:font-size-complex="12pt" style:font-style-complex="normal" style:font-weight-complex="normal"/>
    </style:style>
    <style:style style:name="T47" style:family="text">
      <style:text-properties style:font-name="Times New Roman" fo:font-size="12pt" fo:font-style="normal" style:text-underline-style="none" fo:font-weight="normal" officeooo:rsid="00df8da4" style:font-size-asian="12pt" style:font-style-asian="normal" style:font-weight-asian="normal" style:font-size-complex="12pt" style:font-style-complex="normal" style:font-weight-complex="normal"/>
    </style:style>
    <style:style style:name="T48" style:family="text">
      <style:text-properties style:font-name="Times New Roman" fo:font-size="12pt" fo:font-style="normal" style:text-underline-style="none" fo:font-weight="normal" officeooo:rsid="00e33ad8" style:font-size-asian="12pt" style:font-style-asian="normal" style:font-weight-asian="normal" style:font-size-complex="12pt" style:font-style-complex="normal" style:font-weight-complex="normal"/>
    </style:style>
    <style:style style:name="T49" style:family="text">
      <style:text-properties style:font-name="Times New Roman" fo:font-size="12pt" fo:font-style="normal" style:text-underline-style="none" fo:font-weight="normal" officeooo:rsid="00e35fa3" style:font-size-asian="12pt" style:font-style-asian="normal" style:font-weight-asian="normal" style:font-size-complex="12pt" style:font-style-complex="normal" style:font-weight-complex="normal"/>
    </style:style>
    <style:style style:name="T50" style:family="text">
      <style:text-properties style:font-name="Times New Roman" fo:font-size="12pt" fo:font-style="normal" style:text-underline-style="none" fo:font-weight="normal" officeooo:rsid="00e3ad53" style:font-size-asian="12pt" style:font-style-asian="normal" style:font-weight-asian="normal" style:font-size-complex="12pt" style:font-style-complex="normal" style:font-weight-complex="normal"/>
    </style:style>
    <style:style style:name="T51" style:family="text">
      <style:text-properties style:font-name="Times New Roman" fo:font-size="12pt" fo:font-style="normal" style:text-underline-style="none" fo:font-weight="normal" officeooo:rsid="00e4044e" style:font-size-asian="12pt" style:font-style-asian="normal" style:font-weight-asian="normal" style:font-size-complex="12pt" style:font-style-complex="normal" style:font-weight-complex="normal"/>
    </style:style>
    <style:style style:name="T52" style:family="text">
      <style:text-properties style:font-name="Times New Roman" fo:font-size="12pt" fo:font-style="normal" style:text-underline-style="none" fo:font-weight="normal" officeooo:rsid="00e5fd1d" style:font-size-asian="12pt" style:font-style-asian="normal" style:font-weight-asian="normal" style:font-size-complex="12pt" style:font-style-complex="normal" style:font-weight-complex="normal"/>
    </style:style>
    <style:style style:name="T53" style:family="text">
      <style:text-properties style:font-name="Times New Roman" fo:font-size="12pt" fo:font-style="normal" style:text-underline-style="none" fo:font-weight="normal" officeooo:rsid="00e7e4a5"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text-underline-style="none" fo:font-weight="normal" officeooo:rsid="00e868fd" style:font-size-asian="12pt" style:font-style-asian="normal" style:font-weight-asian="normal" style:font-size-complex="12pt" style:font-style-complex="normal" style:font-weight-complex="normal"/>
    </style:style>
    <style:style style:name="T55" style:family="text">
      <style:text-properties style:font-name="Times New Roman" fo:font-size="12pt" fo:font-style="normal" style:text-underline-style="none" fo:font-weight="normal" officeooo:rsid="00ea58b2" style:font-size-asian="12pt" style:font-style-asian="normal" style:font-weight-asian="normal" style:font-size-complex="12pt" style:font-style-complex="normal" style:font-weight-complex="normal"/>
    </style:style>
    <style:style style:name="T56" style:family="text">
      <style:text-properties style:font-name="Times New Roman" fo:font-size="12pt" fo:font-style="normal" style:text-underline-style="none" fo:font-weight="normal" officeooo:rsid="00eab140" style:font-size-asian="12pt" style:font-style-asian="normal" style:font-weight-asian="normal" style:font-size-complex="12pt" style:font-style-complex="normal" style:font-weight-complex="normal"/>
    </style:style>
    <style:style style:name="T57" style:family="text">
      <style:text-properties style:font-name="Times New Roman" fo:font-size="12pt" fo:font-style="normal" style:text-underline-style="none" fo:font-weight="normal" officeooo:rsid="00ef513d" style:font-size-asian="12pt" style:font-style-asian="normal" style:font-weight-asian="normal" style:font-size-complex="12pt" style:font-style-complex="normal" style:font-weight-complex="normal"/>
    </style:style>
    <style:style style:name="T58" style:family="text">
      <style:text-properties style:font-name="Times New Roman" fo:font-size="12pt" fo:font-style="normal" style:text-underline-style="none" fo:font-weight="normal" officeooo:rsid="00efbc14" style:font-size-asian="12pt" style:font-style-asian="normal" style:font-weight-asian="normal" style:font-size-complex="12pt" style:font-style-complex="normal" style:font-weight-complex="normal"/>
    </style:style>
    <style:style style:name="T59" style:family="text">
      <style:text-properties style:font-name="Times New Roman" fo:font-size="12pt" fo:font-style="normal" style:text-underline-style="none" fo:font-weight="normal" officeooo:rsid="00efe9b3" style:font-size-asian="12pt" style:font-style-asian="normal" style:font-weight-asian="normal" style:font-size-complex="12pt" style:font-style-complex="normal" style:font-weight-complex="normal"/>
    </style:style>
    <style:style style:name="T60" style:family="text">
      <style:text-properties style:font-name="Times New Roman" fo:font-size="12pt" fo:font-style="normal" style:text-underline-style="none" fo:font-weight="normal" officeooo:rsid="00f06b5d" style:font-size-asian="12pt" style:font-style-asian="normal" style:font-weight-asian="normal" style:font-size-complex="12pt" style:font-style-complex="normal" style:font-weight-complex="normal"/>
    </style:style>
    <style:style style:name="T61" style:family="text">
      <style:text-properties style:font-name="Times New Roman" fo:font-size="12pt" fo:font-style="normal" style:text-underline-style="none" fo:font-weight="normal" officeooo:rsid="00f23e26" style:font-size-asian="12pt" style:font-style-asian="normal" style:font-weight-asian="normal" style:font-size-complex="12pt" style:font-style-complex="normal" style:font-weight-complex="normal"/>
    </style:style>
    <style:style style:name="T62" style:family="text">
      <style:text-properties style:font-name="Times New Roman" fo:font-size="12pt" fo:font-style="normal" style:text-underline-style="none" fo:font-weight="normal" officeooo:rsid="00f3be98" style:font-size-asian="12pt" style:font-style-asian="normal" style:font-weight-asian="normal" style:font-size-complex="12pt" style:font-style-complex="normal" style:font-weight-complex="normal"/>
    </style:style>
    <style:style style:name="T63" style:family="text">
      <style:text-properties style:font-name="Times New Roman" fo:font-size="12pt" fo:font-style="normal" style:text-underline-style="none" fo:font-weight="normal" officeooo:rsid="00f58663" style:font-size-asian="12pt" style:font-style-asian="normal" style:font-weight-asian="normal" style:font-size-complex="12pt" style:font-style-complex="normal" style:font-weight-complex="normal"/>
    </style:style>
    <style:style style:name="T64" style:family="text">
      <style:text-properties style:font-name="Times New Roman" fo:font-size="12pt" fo:font-style="normal" style:text-underline-style="none" fo:font-weight="normal" officeooo:rsid="00f76b2c" style:font-size-asian="12pt" style:font-style-asian="normal" style:font-weight-asian="normal" style:font-size-complex="12pt" style:font-style-complex="normal" style:font-weight-complex="normal"/>
    </style:style>
    <style:style style:name="T65" style:family="text">
      <style:text-properties style:font-name="Times New Roman" fo:font-size="12pt" fo:font-style="normal" style:text-underline-style="none" fo:font-weight="normal" officeooo:rsid="00fabb6a" style:font-size-asian="12pt" style:font-style-asian="normal" style:font-weight-asian="normal" style:font-size-complex="12pt" style:font-style-complex="normal" style:font-weight-complex="normal"/>
    </style:style>
    <style:style style:name="T66" style:family="text">
      <style:text-properties style:font-name="Times New Roman" fo:font-size="12pt" fo:font-style="normal" style:text-underline-style="none" fo:font-weight="normal" officeooo:rsid="00fbe4bd" style:font-size-asian="12pt" style:font-style-asian="normal" style:font-weight-asian="normal" style:font-size-complex="12pt" style:font-style-complex="normal" style:font-weight-complex="normal"/>
    </style:style>
    <style:style style:name="T67" style:family="text">
      <style:text-properties style:font-name="Times New Roman" fo:font-size="12pt" fo:font-style="normal" style:text-underline-style="none" fo:font-weight="normal" officeooo:rsid="00fd0338" style:font-size-asian="12pt" style:font-style-asian="normal" style:font-weight-asian="normal" style:font-size-complex="12pt" style:font-style-complex="normal" style:font-weight-complex="normal"/>
    </style:style>
    <style:style style:name="T68" style:family="text">
      <style:text-properties style:font-name="Times New Roman" fo:font-size="12pt" fo:font-style="normal" style:text-underline-style="none" fo:font-weight="normal" officeooo:rsid="00fdc0cd" style:font-size-asian="12pt" style:font-style-asian="normal" style:font-weight-asian="normal" style:font-size-complex="12pt" style:font-style-complex="normal" style:font-weight-complex="normal"/>
    </style:style>
    <style:style style:name="T69" style:family="text">
      <style:text-properties style:font-name="Times New Roman" fo:font-size="12pt" fo:font-style="normal" style:text-underline-style="none" fo:font-weight="normal" officeooo:rsid="00ff9101" style:font-size-asian="12pt" style:font-style-asian="normal" style:font-weight-asian="normal" style:font-size-complex="12pt" style:font-style-complex="normal" style:font-weight-complex="normal"/>
    </style:style>
    <style:style style:name="T70" style:family="text">
      <style:text-properties style:font-name="Times New Roman" fo:font-size="12pt" fo:font-style="normal" style:text-underline-style="none" fo:font-weight="normal" officeooo:rsid="01014dd0" style:font-size-asian="12pt" style:font-style-asian="normal" style:font-weight-asian="normal" style:font-size-complex="12pt" style:font-style-complex="normal" style:font-weight-complex="normal"/>
    </style:style>
    <style:style style:name="T71" style:family="text">
      <style:text-properties style:font-name="Times New Roman" fo:font-size="12pt" fo:font-style="normal" style:text-underline-style="none" fo:font-weight="normal" officeooo:rsid="0101b20f" style:font-size-asian="12pt" style:font-style-asian="normal" style:font-weight-asian="normal" style:font-size-complex="12pt" style:font-style-complex="normal" style:font-weight-complex="normal"/>
    </style:style>
    <style:style style:name="T72" style:family="text">
      <style:text-properties style:font-name="Times New Roman" fo:font-size="12pt" fo:font-style="normal" style:text-underline-style="none" fo:font-weight="normal" officeooo:rsid="0102f148" style:font-size-asian="12pt" style:font-style-asian="normal" style:font-weight-asian="normal" style:font-size-complex="12pt" style:font-style-complex="normal" style:font-weight-complex="normal"/>
    </style:style>
    <style:style style:name="T73" style:family="text">
      <style:text-properties style:font-name="Times New Roman" fo:font-size="12pt" fo:font-style="normal" style:text-underline-style="none" fo:font-weight="normal" officeooo:rsid="010712a9" style:font-size-asian="12pt" style:font-style-asian="normal" style:font-weight-asian="normal" style:font-size-complex="12pt" style:font-style-complex="normal" style:font-weight-complex="normal"/>
    </style:style>
    <style:style style:name="T74" style:family="text">
      <style:text-properties style:font-name="Times New Roman" fo:font-size="12pt" fo:font-style="normal" style:text-underline-style="none" fo:font-weight="normal" officeooo:rsid="0108e641" style:font-size-asian="12pt" style:font-style-asian="normal" style:font-weight-asian="normal" style:font-size-complex="12pt" style:font-style-complex="normal" style:font-weight-complex="normal"/>
    </style:style>
    <style:style style:name="T75" style:family="text">
      <style:text-properties style:font-name="Times New Roman" fo:font-size="12pt" fo:font-style="normal" style:text-underline-style="none" fo:font-weight="normal" officeooo:rsid="010aa15a" style:font-size-asian="12pt" style:font-style-asian="normal" style:font-weight-asian="normal" style:font-size-complex="12pt" style:font-style-complex="normal" style:font-weight-complex="normal"/>
    </style:style>
    <style:style style:name="T76" style:family="text">
      <style:text-properties style:font-name="Times New Roman" fo:font-size="12pt" fo:font-style="normal" style:text-underline-style="none" fo:font-weight="normal" officeooo:rsid="010c9e22" style:font-size-asian="12pt" style:font-style-asian="normal" style:font-weight-asian="normal" style:font-size-complex="12pt" style:font-style-complex="normal" style:font-weight-complex="normal"/>
    </style:style>
    <style:style style:name="T77" style:family="text">
      <style:text-properties style:font-name="Times New Roman" fo:font-size="12pt" fo:font-style="normal" style:text-underline-style="none" fo:font-weight="normal" officeooo:rsid="010e4005" style:font-size-asian="12pt" style:font-style-asian="normal" style:font-weight-asian="normal" style:font-size-complex="12pt" style:font-style-complex="normal" style:font-weight-complex="normal"/>
    </style:style>
    <style:style style:name="T78" style:family="text">
      <style:text-properties style:font-name="Times New Roman" fo:font-size="12pt" fo:font-style="normal" style:text-underline-style="none" fo:font-weight="normal" officeooo:rsid="010fb477" style:font-size-asian="12pt" style:font-style-asian="normal" style:font-weight-asian="normal" style:font-size-complex="12pt" style:font-style-complex="normal" style:font-weight-complex="normal"/>
    </style:style>
    <style:style style:name="T79" style:family="text">
      <style:text-properties style:font-name="Times New Roman" fo:font-size="12pt" fo:font-style="normal" style:text-underline-style="none" fo:font-weight="normal" officeooo:rsid="010fd79d" style:font-size-asian="12pt" style:font-style-asian="normal" style:font-weight-asian="normal" style:font-size-complex="12pt" style:font-style-complex="normal" style:font-weight-complex="normal"/>
    </style:style>
    <style:style style:name="T80" style:family="text">
      <style:text-properties style:font-name="Times New Roman" fo:font-size="12pt" fo:font-style="normal" style:text-underline-style="none" fo:font-weight="normal" officeooo:rsid="01118f21" style:font-size-asian="12pt" style:font-style-asian="normal" style:font-weight-asian="normal" style:font-size-complex="12pt" style:font-style-complex="normal" style:font-weight-complex="normal"/>
    </style:style>
    <style:style style:name="T81" style:family="text">
      <style:text-properties style:font-name="Times New Roman" fo:font-size="12pt" fo:font-style="normal" style:text-underline-style="none" fo:font-weight="normal" officeooo:rsid="0114555f" style:font-size-asian="12pt" style:font-style-asian="normal" style:font-weight-asian="normal" style:font-size-complex="12pt" style:font-style-complex="normal" style:font-weight-complex="normal"/>
    </style:style>
    <style:style style:name="T82" style:family="text">
      <style:text-properties style:font-name="Times New Roman" fo:font-size="12pt" fo:font-style="normal" style:text-underline-style="none" fo:font-weight="normal" officeooo:rsid="01159ba6" style:font-size-asian="12pt" style:font-style-asian="normal" style:font-weight-asian="normal" style:font-size-complex="12pt" style:font-style-complex="normal" style:font-weight-complex="normal"/>
    </style:style>
    <style:style style:name="T83" style:family="text">
      <style:text-properties style:font-name="Times New Roman" fo:font-size="12pt" fo:font-style="normal" style:text-underline-style="none" fo:font-weight="normal" officeooo:rsid="01159c17" style:font-size-asian="12pt" style:font-style-asian="normal" style:font-weight-asian="normal" style:font-size-complex="12pt" style:font-style-complex="normal" style:font-weight-complex="normal"/>
    </style:style>
    <style:style style:name="T84" style:family="text">
      <style:text-properties style:font-name="Times New Roman" fo:font-size="12pt" fo:font-style="normal" style:text-underline-style="none" fo:font-weight="normal" officeooo:rsid="01164cf2" style:font-size-asian="12pt" style:font-style-asian="normal" style:font-weight-asian="normal" style:font-size-complex="12pt" style:font-style-complex="normal" style:font-weight-complex="normal"/>
    </style:style>
    <style:style style:name="T85" style:family="text">
      <style:text-properties style:font-name="Times New Roman" fo:font-size="12pt" fo:font-style="normal" style:text-underline-style="none" fo:font-weight="normal" officeooo:rsid="01167963" style:font-size-asian="12pt" style:font-style-asian="normal" style:font-weight-asian="normal" style:font-size-complex="12pt" style:font-style-complex="normal" style:font-weight-complex="normal"/>
    </style:style>
    <style:style style:name="T86" style:family="text">
      <style:text-properties style:font-name="Times New Roman" fo:font-size="12pt" fo:font-style="normal" style:text-underline-style="none" fo:font-weight="normal" officeooo:rsid="01181b1a" style:font-size-asian="12pt" style:font-style-asian="normal" style:font-weight-asian="normal" style:font-size-complex="12pt" style:font-style-complex="normal" style:font-weight-complex="normal"/>
    </style:style>
    <style:style style:name="T87" style:family="text">
      <style:text-properties style:font-name="Times New Roman" fo:font-size="12pt" fo:font-style="normal" style:text-underline-style="none" fo:font-weight="normal" officeooo:rsid="011b631a" style:font-size-asian="12pt" style:font-style-asian="normal" style:font-weight-asian="normal" style:font-size-complex="12pt" style:font-style-complex="normal" style:font-weight-complex="normal"/>
    </style:style>
    <style:style style:name="T88" style:family="text">
      <style:text-properties style:font-name="Times New Roman" fo:font-size="12pt" fo:font-style="normal" style:text-underline-style="none" fo:font-weight="normal" officeooo:rsid="011b8379" style:font-size-asian="12pt" style:font-style-asian="normal" style:font-weight-asian="normal" style:font-size-complex="12pt" style:font-style-complex="normal" style:font-weight-complex="normal"/>
    </style:style>
    <style:style style:name="T89" style:family="text">
      <style:text-properties style:font-name="Times New Roman" fo:font-size="12pt" fo:font-style="normal" style:text-underline-style="none" fo:font-weight="normal" officeooo:rsid="011cb49c" style:font-size-asian="12pt" style:font-style-asian="normal" style:font-weight-asian="normal" style:font-size-complex="12pt" style:font-style-complex="normal" style:font-weight-complex="normal"/>
    </style:style>
    <style:style style:name="T90" style:family="text">
      <style:text-properties style:font-name="Times New Roman" fo:font-size="12pt" fo:font-style="normal" style:text-underline-style="none" fo:font-weight="normal" officeooo:rsid="01e34a66" style:font-size-asian="12pt" style:font-style-asian="normal" style:font-weight-asian="normal" style:font-size-complex="12pt" style:font-style-complex="normal" style:font-weight-complex="normal"/>
    </style:style>
    <style:style style:name="T91" style:family="text">
      <style:text-properties style:font-name="Times New Roman" fo:font-size="12pt" fo:font-style="normal" style:text-underline-style="none" fo:font-weight="normal" officeooo:rsid="01e51dbf" style:font-size-asian="12pt" style:font-style-asian="normal" style:font-weight-asian="normal" style:font-size-complex="12pt" style:font-style-complex="normal" style:font-weight-complex="normal"/>
    </style:style>
    <style:style style:name="T92" style:family="text">
      <style:text-properties style:font-name="Times New Roman" fo:font-size="12pt" fo:font-style="normal" style:text-underline-style="none" fo:font-weight="normal" officeooo:rsid="01e7ec5a" style:font-size-asian="12pt" style:font-style-asian="normal" style:font-weight-asian="normal" style:font-size-complex="12pt" style:font-style-complex="normal" style:font-weight-complex="normal"/>
    </style:style>
    <style:style style:name="T93" style:family="text">
      <style:text-properties style:font-name="Times New Roman" fo:font-size="12pt" fo:font-style="normal" style:text-underline-style="none" fo:font-weight="normal" officeooo:rsid="01e96c76" style:font-size-asian="12pt" style:font-style-asian="normal" style:font-weight-asian="normal" style:font-size-complex="12pt" style:font-style-complex="normal" style:font-weight-complex="normal"/>
    </style:style>
    <style:style style:name="T94" style:family="text">
      <style:text-properties style:font-name="Times New Roman" fo:font-size="12pt" fo:font-style="normal" style:text-underline-style="none" fo:font-weight="normal" officeooo:rsid="01e980ce"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normal" style:text-underline-style="none" fo:font-weight="normal" officeooo:rsid="01eb303f" style:font-size-asian="12pt" style:font-style-asian="normal" style:font-weight-asian="normal" style:font-size-complex="12pt" style:font-style-complex="normal" style:font-weight-complex="normal"/>
    </style:style>
    <style:style style:name="T96" style:family="text">
      <style:text-properties style:font-name="Times New Roman" fo:font-size="12pt" fo:font-style="normal" style:text-underline-style="solid" style:text-underline-width="auto" style:text-underline-color="font-color" fo:font-weight="normal" officeooo:rsid="00d75395" style:font-size-asian="12pt" style:font-style-asian="normal" style:font-weight-asian="normal" style:font-size-complex="12pt" style:font-style-complex="normal" style:font-weight-complex="normal"/>
    </style:style>
    <style:style style:name="T97" style:family="text">
      <style:text-properties style:font-name="Times New Roman" fo:font-size="12pt" fo:font-style="normal" style:text-underline-style="solid" style:text-underline-width="auto" style:text-underline-color="font-color" fo:font-weight="normal" officeooo:rsid="00e5fd1d"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9" style:family="text">
      <style:text-properties style:font-name="Times New Roman" fo:font-size="12pt" fo:font-style="normal" fo:font-weight="normal" officeooo:rsid="0101b20f" style:font-size-asian="12pt" style:font-style-asian="normal" style:font-weight-asian="normal" style:font-size-complex="12pt" style:font-style-complex="normal" style:font-weight-complex="normal"/>
    </style:style>
    <style:style style:name="T100" style:family="text">
      <style:text-properties style:font-name="Times New Roman" fo:font-size="12pt" fo:font-style="normal" fo:font-weight="normal" officeooo:rsid="010614d0" style:font-size-asian="12pt" style:font-style-asian="normal" style:font-weight-asian="normal" style:font-size-complex="12pt" style:font-style-complex="normal" style:font-weight-complex="normal"/>
    </style:style>
    <style:style style:name="T101" style:family="text">
      <style:text-properties style:font-name="Times New Roman" fo:font-style="normal" fo:font-weight="normal" style:font-style-asian="normal" style:font-weight-asian="normal" style:font-style-complex="normal" style:font-weight-complex="normal"/>
    </style:style>
    <style:style style:name="T102" style:family="text">
      <style:text-properties style:font-name="Times New Roman" fo:font-style="normal" fo:font-weight="normal" officeooo:rsid="00f76b2c" style:font-style-asian="normal" style:font-weight-asian="normal" style:font-style-complex="normal" style:font-weight-complex="normal"/>
    </style:style>
    <style:style style:name="T103" style:family="text">
      <style:text-properties style:font-name="Times New Roman" fo:font-style="normal" fo:font-weight="normal" officeooo:rsid="011cb49c" style:font-style-asian="normal" style:font-weight-asian="normal" style:font-style-complex="normal" style:font-weight-complex="normal"/>
    </style:style>
    <style:style style:name="T104" style:family="text">
      <style:text-properties style:font-name="Times New Roman" fo:font-style="normal" fo:font-weight="normal" officeooo:rsid="012857c3" style:font-style-asian="normal" style:font-weight-asian="normal" style:font-style-complex="normal" style:font-weight-complex="normal"/>
    </style:style>
    <style:style style:name="T105" style:family="text">
      <style:text-properties style:font-name="Times New Roman" fo:font-style="normal" fo:font-weight="normal" officeooo:rsid="0129dde2" style:font-style-asian="normal" style:font-weight-asian="normal" style:font-style-complex="normal" style:font-weight-complex="normal"/>
    </style:style>
    <style:style style:name="T106" style:family="text">
      <style:text-properties style:font-name="Times New Roman" fo:font-style="normal" fo:font-weight="normal" officeooo:rsid="012a627c" style:font-style-asian="normal" style:font-weight-asian="normal" style:font-style-complex="normal" style:font-weight-complex="normal"/>
    </style:style>
    <style:style style:name="T107" style:family="text">
      <style:text-properties style:font-name="Times New Roman" fo:font-style="normal" fo:font-weight="normal" officeooo:rsid="012a9c4f" style:font-style-asian="normal" style:font-weight-asian="normal" style:font-style-complex="normal" style:font-weight-complex="normal"/>
    </style:style>
    <style:style style:name="T108" style:family="text">
      <style:text-properties style:font-name="Times New Roman" fo:font-style="normal" fo:font-weight="normal" officeooo:rsid="012c95a9" style:font-style-asian="normal" style:font-weight-asian="normal" style:font-style-complex="normal" style:font-weight-complex="normal"/>
    </style:style>
    <style:style style:name="T109" style:family="text">
      <style:text-properties style:font-name="Times New Roman" fo:font-style="normal" fo:font-weight="normal" officeooo:rsid="012e80bd" style:font-style-asian="normal" style:font-weight-asian="normal" style:font-style-complex="normal" style:font-weight-complex="normal"/>
    </style:style>
    <style:style style:name="T110" style:family="text">
      <style:text-properties style:font-name="Times New Roman" fo:font-style="normal" fo:font-weight="normal" officeooo:rsid="01308470" style:font-style-asian="normal" style:font-weight-asian="normal" style:font-style-complex="normal" style:font-weight-complex="normal"/>
    </style:style>
    <style:style style:name="T111" style:family="text">
      <style:text-properties style:font-name="Times New Roman" fo:font-style="normal" fo:font-weight="normal" officeooo:rsid="01327ef1" style:font-style-asian="normal" style:font-weight-asian="normal" style:font-style-complex="normal" style:font-weight-complex="normal"/>
    </style:style>
    <style:style style:name="T112" style:family="text">
      <style:text-properties style:font-name="Times New Roman" fo:font-style="normal" fo:font-weight="normal" officeooo:rsid="0135340e" style:font-style-asian="normal" style:font-weight-asian="normal" style:font-style-complex="normal" style:font-weight-complex="normal"/>
    </style:style>
    <style:style style:name="T113" style:family="text">
      <style:text-properties style:font-name="Times New Roman" fo:font-style="normal" fo:font-weight="normal" officeooo:rsid="01357964" style:font-style-asian="normal" style:font-weight-asian="normal" style:font-style-complex="normal" style:font-weight-complex="normal"/>
    </style:style>
    <style:style style:name="T114" style:family="text">
      <style:text-properties style:font-name="Times New Roman" fo:font-style="normal" fo:font-weight="normal" officeooo:rsid="0135818c" style:font-style-asian="normal" style:font-weight-asian="normal" style:font-style-complex="normal" style:font-weight-complex="normal"/>
    </style:style>
    <style:style style:name="T115" style:family="text">
      <style:text-properties style:font-name="Times New Roman" fo:font-style="normal" fo:font-weight="normal" officeooo:rsid="01361f5e" style:font-style-asian="normal" style:font-weight-asian="normal" style:font-style-complex="normal" style:font-weight-complex="normal"/>
    </style:style>
    <style:style style:name="T116" style:family="text">
      <style:text-properties style:font-name="Times New Roman" fo:font-style="normal" fo:font-weight="normal" officeooo:rsid="013949cc" style:font-style-asian="normal" style:font-weight-asian="normal" style:font-style-complex="normal" style:font-weight-complex="normal"/>
    </style:style>
    <style:style style:name="T117" style:family="text">
      <style:text-properties style:font-name="Times New Roman" fo:font-style="normal" fo:font-weight="normal" officeooo:rsid="013a6afd" style:font-style-asian="normal" style:font-weight-asian="normal" style:font-style-complex="normal" style:font-weight-complex="normal"/>
    </style:style>
    <style:style style:name="T118" style:family="text">
      <style:text-properties style:font-name="Times New Roman" fo:font-style="normal" fo:font-weight="normal" officeooo:rsid="013e30ea" style:font-style-asian="normal" style:font-weight-asian="normal" style:font-style-complex="normal" style:font-weight-complex="normal"/>
    </style:style>
    <style:style style:name="T119" style:family="text">
      <style:text-properties style:font-name="Times New Roman" fo:font-style="normal" fo:font-weight="normal" officeooo:rsid="013f351e" style:font-style-asian="normal" style:font-weight-asian="normal" style:font-style-complex="normal" style:font-weight-complex="normal"/>
    </style:style>
    <style:style style:name="T120" style:family="text">
      <style:text-properties style:font-name="Times New Roman" fo:font-style="normal" fo:font-weight="normal" officeooo:rsid="014092c3" style:font-style-asian="normal" style:font-weight-asian="normal" style:font-style-complex="normal" style:font-weight-complex="normal"/>
    </style:style>
    <style:style style:name="T121" style:family="text">
      <style:text-properties style:font-name="Times New Roman" fo:font-style="normal" fo:font-weight="normal" officeooo:rsid="01417665" style:font-style-asian="normal" style:font-weight-asian="normal" style:font-style-complex="normal" style:font-weight-complex="normal"/>
    </style:style>
    <style:style style:name="T122" style:family="text">
      <style:text-properties style:font-name="Times New Roman" fo:font-style="normal" fo:font-weight="normal" officeooo:rsid="014292ee" style:font-style-asian="normal" style:font-weight-asian="normal" style:font-style-complex="normal" style:font-weight-complex="normal"/>
    </style:style>
    <style:style style:name="T123" style:family="text">
      <style:text-properties style:font-name="Times New Roman" fo:font-style="normal" fo:font-weight="normal" officeooo:rsid="014520c1" style:font-style-asian="normal" style:font-weight-asian="normal" style:font-style-complex="normal" style:font-weight-complex="normal"/>
    </style:style>
    <style:style style:name="T124" style:family="text">
      <style:text-properties style:font-name="Times New Roman" fo:font-style="normal" fo:font-weight="normal" officeooo:rsid="014703ec" style:font-style-asian="normal" style:font-weight-asian="normal" style:font-style-complex="normal" style:font-weight-complex="normal"/>
    </style:style>
    <style:style style:name="T125" style:family="text">
      <style:text-properties style:font-name="Times New Roman" fo:font-style="normal" fo:font-weight="normal" officeooo:rsid="0147306a" style:font-style-asian="normal" style:font-weight-asian="normal" style:font-style-complex="normal" style:font-weight-complex="normal"/>
    </style:style>
    <style:style style:name="T126" style:family="text">
      <style:text-properties style:font-name="Times New Roman" fo:font-style="normal" fo:font-weight="normal" officeooo:rsid="01491dc9" style:font-style-asian="normal" style:font-weight-asian="normal" style:font-style-complex="normal" style:font-weight-complex="normal"/>
    </style:style>
    <style:style style:name="T127" style:family="text">
      <style:text-properties style:font-name="Times New Roman" fo:font-style="normal" fo:font-weight="normal" officeooo:rsid="014bbeca" style:font-style-asian="normal" style:font-weight-asian="normal" style:font-style-complex="normal" style:font-weight-complex="normal"/>
    </style:style>
    <style:style style:name="T128" style:family="text">
      <style:text-properties style:font-name="Times New Roman" fo:font-style="normal" fo:font-weight="normal" officeooo:rsid="014c17bd" style:font-style-asian="normal" style:font-weight-asian="normal" style:font-style-complex="normal" style:font-weight-complex="normal"/>
    </style:style>
    <style:style style:name="T129" style:family="text">
      <style:text-properties style:font-name="Times New Roman" fo:font-style="normal" fo:font-weight="normal" officeooo:rsid="014d00fa" style:font-style-asian="normal" style:font-weight-asian="normal" style:font-style-complex="normal" style:font-weight-complex="normal"/>
    </style:style>
    <style:style style:name="T130" style:family="text">
      <style:text-properties style:font-name="Times New Roman" fo:font-style="normal" fo:font-weight="normal" officeooo:rsid="014d539f" style:font-style-asian="normal" style:font-weight-asian="normal" style:font-style-complex="normal" style:font-weight-complex="normal"/>
    </style:style>
    <style:style style:name="T131" style:family="text">
      <style:text-properties style:font-name="Times New Roman" fo:font-style="normal" fo:font-weight="normal" officeooo:rsid="014fc65b" style:font-style-asian="normal" style:font-weight-asian="normal" style:font-style-complex="normal" style:font-weight-complex="normal"/>
    </style:style>
    <style:style style:name="T132" style:family="text">
      <style:text-properties style:font-name="Times New Roman" fo:font-style="normal" fo:font-weight="normal" officeooo:rsid="01519db8" style:font-style-asian="normal" style:font-weight-asian="normal" style:font-style-complex="normal" style:font-weight-complex="normal"/>
    </style:style>
    <style:style style:name="T133" style:family="text">
      <style:text-properties style:font-name="Times New Roman" fo:font-style="normal" fo:font-weight="normal" officeooo:rsid="01552a99" style:font-style-asian="normal" style:font-weight-asian="normal" style:font-style-complex="normal" style:font-weight-complex="normal"/>
    </style:style>
    <style:style style:name="T134" style:family="text">
      <style:text-properties style:font-name="Times New Roman" fo:font-style="normal" fo:font-weight="normal" officeooo:rsid="015781d3" style:font-style-asian="normal" style:font-weight-asian="normal" style:font-style-complex="normal" style:font-weight-complex="normal"/>
    </style:style>
    <style:style style:name="T135" style:family="text">
      <style:text-properties style:font-name="Times New Roman" fo:font-style="normal" fo:font-weight="normal" officeooo:rsid="015a6ae5" style:font-style-asian="normal" style:font-weight-asian="normal" style:font-style-complex="normal" style:font-weight-complex="normal"/>
    </style:style>
    <style:style style:name="T136" style:family="text">
      <style:text-properties style:font-name="Times New Roman" fo:font-style="normal" fo:font-weight="normal" officeooo:rsid="015bf48d" style:font-style-asian="normal" style:font-weight-asian="normal" style:font-style-complex="normal" style:font-weight-complex="normal"/>
    </style:style>
    <style:style style:name="T137" style:family="text">
      <style:text-properties style:font-name="Times New Roman" fo:font-style="normal" fo:font-weight="normal" officeooo:rsid="015ea4d9" style:font-style-asian="normal" style:font-weight-asian="normal" style:font-style-complex="normal" style:font-weight-complex="normal"/>
    </style:style>
    <style:style style:name="T138" style:family="text">
      <style:text-properties style:font-name="Times New Roman" fo:font-style="normal" fo:font-weight="normal" officeooo:rsid="01600afe" style:font-style-asian="normal" style:font-weight-asian="normal" style:font-style-complex="normal" style:font-weight-complex="normal"/>
    </style:style>
    <style:style style:name="T139" style:family="text">
      <style:text-properties style:font-name="Times New Roman" fo:font-style="normal" fo:font-weight="normal" officeooo:rsid="0163048e" style:font-style-asian="normal" style:font-weight-asian="normal" style:font-style-complex="normal" style:font-weight-complex="normal"/>
    </style:style>
    <style:style style:name="T140" style:family="text">
      <style:text-properties style:font-name="Times New Roman" fo:font-style="normal" fo:font-weight="normal" officeooo:rsid="01648b3f" style:font-style-asian="normal" style:font-weight-asian="normal" style:font-style-complex="normal" style:font-weight-complex="normal"/>
    </style:style>
    <style:style style:name="T141" style:family="text">
      <style:text-properties style:font-name="Times New Roman" fo:font-style="normal" fo:font-weight="normal" officeooo:rsid="01679160" style:font-style-asian="normal" style:font-weight-asian="normal" style:font-style-complex="normal" style:font-weight-complex="normal"/>
    </style:style>
    <style:style style:name="T142" style:family="text">
      <style:text-properties style:font-name="Times New Roman" fo:font-style="normal" fo:font-weight="normal" officeooo:rsid="01698f80" style:font-style-asian="normal" style:font-weight-asian="normal" style:font-style-complex="normal" style:font-weight-complex="normal"/>
    </style:style>
    <style:style style:name="T143" style:family="text">
      <style:text-properties style:font-name="Times New Roman" fo:font-style="normal" fo:font-weight="normal" officeooo:rsid="016b44e3" style:font-style-asian="normal" style:font-weight-asian="normal" style:font-style-complex="normal" style:font-weight-complex="normal"/>
    </style:style>
    <style:style style:name="T144" style:family="text">
      <style:text-properties style:font-name="Times New Roman" fo:font-style="normal" fo:font-weight="normal" officeooo:rsid="016cd2b5" style:font-style-asian="normal" style:font-weight-asian="normal" style:font-style-complex="normal" style:font-weight-complex="normal"/>
    </style:style>
    <style:style style:name="T145" style:family="text">
      <style:text-properties style:font-name="Times New Roman" fo:font-style="normal" fo:font-weight="normal" officeooo:rsid="016d34df" style:font-style-asian="normal" style:font-weight-asian="normal" style:font-style-complex="normal" style:font-weight-complex="normal"/>
    </style:style>
    <style:style style:name="T146" style:family="text">
      <style:text-properties style:font-name="Times New Roman" fo:font-style="normal" fo:font-weight="normal" officeooo:rsid="016f55a8" style:font-style-asian="normal" style:font-weight-asian="normal" style:font-style-complex="normal" style:font-weight-complex="normal"/>
    </style:style>
    <style:style style:name="T147" style:family="text">
      <style:text-properties style:font-name="Times New Roman" fo:font-style="normal" fo:font-weight="normal" officeooo:rsid="01749d04" style:font-style-asian="normal" style:font-weight-asian="normal" style:font-style-complex="normal" style:font-weight-complex="normal"/>
    </style:style>
    <style:style style:name="T148" style:family="text">
      <style:text-properties style:font-name="Times New Roman" fo:font-style="normal" fo:font-weight="normal" officeooo:rsid="01779525" style:font-style-asian="normal" style:font-weight-asian="normal" style:font-style-complex="normal" style:font-weight-complex="normal"/>
    </style:style>
    <style:style style:name="T149" style:family="text">
      <style:text-properties style:font-name="Times New Roman" fo:font-style="normal" fo:font-weight="normal" officeooo:rsid="0178295a" style:font-style-asian="normal" style:font-weight-asian="normal" style:font-style-complex="normal" style:font-weight-complex="normal"/>
    </style:style>
    <style:style style:name="T150" style:family="text">
      <style:text-properties style:font-name="Times New Roman" fo:font-style="normal" fo:font-weight="normal" officeooo:rsid="0178fd06" style:font-style-asian="normal" style:font-weight-asian="normal" style:font-style-complex="normal" style:font-weight-complex="normal"/>
    </style:style>
    <style:style style:name="T151" style:family="text">
      <style:text-properties style:font-name="Times New Roman" fo:font-style="normal" fo:font-weight="normal" officeooo:rsid="017a7f6d" style:font-style-asian="normal" style:font-weight-asian="normal" style:font-style-complex="normal" style:font-weight-complex="normal"/>
    </style:style>
    <style:style style:name="T152" style:family="text">
      <style:text-properties style:font-name="Times New Roman" fo:font-style="normal" fo:font-weight="normal" officeooo:rsid="017b705b" style:font-style-asian="normal" style:font-weight-asian="normal" style:font-style-complex="normal" style:font-weight-complex="normal"/>
    </style:style>
    <style:style style:name="T153" style:family="text">
      <style:text-properties style:font-name="Times New Roman" fo:font-style="normal" fo:font-weight="normal" officeooo:rsid="017be553" style:font-style-asian="normal" style:font-weight-asian="normal" style:font-style-complex="normal" style:font-weight-complex="normal"/>
    </style:style>
    <style:style style:name="T154" style:family="text">
      <style:text-properties style:font-name="Times New Roman" fo:font-style="normal" fo:font-weight="normal" officeooo:rsid="017d9dff" style:font-style-asian="normal" style:font-weight-asian="normal" style:font-style-complex="normal" style:font-weight-complex="normal"/>
    </style:style>
    <style:style style:name="T155" style:family="text">
      <style:text-properties style:font-name="Times New Roman" fo:font-style="normal" fo:font-weight="normal" officeooo:rsid="017f53ea" style:font-style-asian="normal" style:font-weight-asian="normal" style:font-style-complex="normal" style:font-weight-complex="normal"/>
    </style:style>
    <style:style style:name="T156" style:family="text">
      <style:text-properties style:font-name="Times New Roman" fo:font-style="normal" fo:font-weight="normal" officeooo:rsid="01804807" style:font-style-asian="normal" style:font-weight-asian="normal" style:font-style-complex="normal" style:font-weight-complex="normal"/>
    </style:style>
    <style:style style:name="T157" style:family="text">
      <style:text-properties style:font-name="Times New Roman" fo:font-style="normal" fo:font-weight="normal" officeooo:rsid="018135d5" style:font-style-asian="normal" style:font-weight-asian="normal" style:font-style-complex="normal" style:font-weight-complex="normal"/>
    </style:style>
    <style:style style:name="T158" style:family="text">
      <style:text-properties style:font-name="Times New Roman" fo:font-style="normal" fo:font-weight="normal" officeooo:rsid="0182e978" style:font-style-asian="normal" style:font-weight-asian="normal" style:font-style-complex="normal" style:font-weight-complex="normal"/>
    </style:style>
    <style:style style:name="T159" style:family="text">
      <style:text-properties style:font-name="Times New Roman" fo:font-style="normal" fo:font-weight="normal" officeooo:rsid="0188084a" style:font-style-asian="normal" style:font-weight-asian="normal" style:font-style-complex="normal" style:font-weight-complex="normal"/>
    </style:style>
    <style:style style:name="T160" style:family="text">
      <style:text-properties style:font-name="Times New Roman" fo:font-style="normal" fo:font-weight="normal" officeooo:rsid="01884718" style:font-style-asian="normal" style:font-weight-asian="normal" style:font-style-complex="normal" style:font-weight-complex="normal"/>
    </style:style>
    <style:style style:name="T161" style:family="text">
      <style:text-properties style:font-name="Times New Roman" fo:font-style="normal" fo:font-weight="normal" officeooo:rsid="01890882" style:font-style-asian="normal" style:font-weight-asian="normal" style:font-style-complex="normal" style:font-weight-complex="normal"/>
    </style:style>
    <style:style style:name="T162" style:family="text">
      <style:text-properties style:font-name="Times New Roman" fo:font-style="normal" fo:font-weight="normal" officeooo:rsid="0189f9bb" style:font-style-asian="normal" style:font-weight-asian="normal" style:font-style-complex="normal" style:font-weight-complex="normal"/>
    </style:style>
    <style:style style:name="T163" style:family="text">
      <style:text-properties style:font-name="Times New Roman" fo:font-style="normal" fo:font-weight="normal" officeooo:rsid="018bce15" style:font-style-asian="normal" style:font-weight-asian="normal" style:font-style-complex="normal" style:font-weight-complex="normal"/>
    </style:style>
    <style:style style:name="T164" style:family="text">
      <style:text-properties style:font-name="Times New Roman" fo:font-style="normal" fo:font-weight="normal" officeooo:rsid="018cf5b1" style:font-style-asian="normal" style:font-weight-asian="normal" style:font-style-complex="normal" style:font-weight-complex="normal"/>
    </style:style>
    <style:style style:name="T165" style:family="text">
      <style:text-properties style:font-name="Times New Roman" fo:font-style="normal" fo:font-weight="normal" officeooo:rsid="018e514a" style:font-style-asian="normal" style:font-weight-asian="normal" style:font-style-complex="normal" style:font-weight-complex="normal"/>
    </style:style>
    <style:style style:name="T166" style:family="text">
      <style:text-properties style:font-name="Times New Roman" fo:font-style="normal" fo:font-weight="normal" officeooo:rsid="018fa18d" style:font-style-asian="normal" style:font-weight-asian="normal" style:font-style-complex="normal" style:font-weight-complex="normal"/>
    </style:style>
    <style:style style:name="T167" style:family="text">
      <style:text-properties style:font-name="Times New Roman" fo:font-style="normal" fo:font-weight="normal" officeooo:rsid="019207d7" style:font-style-asian="normal" style:font-weight-asian="normal" style:font-style-complex="normal" style:font-weight-complex="normal"/>
    </style:style>
    <style:style style:name="T168" style:family="text">
      <style:text-properties style:font-name="Times New Roman" fo:font-style="normal" fo:font-weight="normal" officeooo:rsid="0193fbee" style:font-style-asian="normal" style:font-weight-asian="normal" style:font-style-complex="normal" style:font-weight-complex="normal"/>
    </style:style>
    <style:style style:name="T169" style:family="text">
      <style:text-properties style:font-name="Times New Roman" fo:font-style="normal" fo:font-weight="normal" officeooo:rsid="0194e63e" style:font-style-asian="normal" style:font-weight-asian="normal" style:font-style-complex="normal" style:font-weight-complex="normal"/>
    </style:style>
    <style:style style:name="T170" style:family="text">
      <style:text-properties style:font-name="Times New Roman" fo:font-style="normal" fo:font-weight="normal" officeooo:rsid="01954ed5" style:font-style-asian="normal" style:font-weight-asian="normal" style:font-style-complex="normal" style:font-weight-complex="normal"/>
    </style:style>
    <style:style style:name="T171" style:family="text">
      <style:text-properties style:font-name="Times New Roman" fo:font-style="normal" fo:font-weight="normal" officeooo:rsid="0195c320" style:font-style-asian="normal" style:font-weight-asian="normal" style:font-style-complex="normal" style:font-weight-complex="normal"/>
    </style:style>
    <style:style style:name="T172" style:family="text">
      <style:text-properties style:font-name="Times New Roman" fo:font-style="normal" fo:font-weight="normal" officeooo:rsid="0186a4a8" style:font-style-asian="normal" style:font-weight-asian="normal" style:font-style-complex="normal" style:font-weight-complex="normal"/>
    </style:style>
    <style:style style:name="T173" style:family="text">
      <style:text-properties style:font-name="Times New Roman" fo:font-style="normal" fo:font-weight="normal" officeooo:rsid="01b69382" style:font-style-asian="normal" style:font-weight-asian="normal" style:font-style-complex="normal" style:font-weight-complex="normal"/>
    </style:style>
    <style:style style:name="T174" style:family="text">
      <style:text-properties style:font-name="Times New Roman" fo:font-style="normal" fo:font-weight="normal" officeooo:rsid="01b7fae4" style:font-style-asian="normal" style:font-weight-asian="normal" style:font-style-complex="normal" style:font-weight-complex="normal"/>
    </style:style>
    <style:style style:name="T175" style:family="text">
      <style:text-properties style:font-name="Times New Roman" fo:font-style="normal" fo:font-weight="normal" officeooo:rsid="01b82ac2" style:font-style-asian="normal" style:font-weight-asian="normal" style:font-style-complex="normal" style:font-weight-complex="normal"/>
    </style:style>
    <style:style style:name="T176" style:family="text">
      <style:text-properties style:font-name="Times New Roman" fo:font-style="normal" fo:font-weight="normal" officeooo:rsid="01b94abe" style:font-style-asian="normal" style:font-weight-asian="normal" style:font-style-complex="normal" style:font-weight-complex="normal"/>
    </style:style>
    <style:style style:name="T177" style:family="text">
      <style:text-properties style:font-name="Times New Roman" fo:font-style="normal" fo:font-weight="normal" officeooo:rsid="01b9e747" style:font-style-asian="normal" style:font-weight-asian="normal" style:font-style-complex="normal" style:font-weight-complex="normal"/>
    </style:style>
    <style:style style:name="T178" style:family="text">
      <style:text-properties style:font-name="Times New Roman" fo:font-style="normal" fo:font-weight="normal" officeooo:rsid="01bca6a7" style:font-style-asian="normal" style:font-weight-asian="normal" style:font-style-complex="normal" style:font-weight-complex="normal"/>
    </style:style>
    <style:style style:name="T179" style:family="text">
      <style:text-properties style:font-name="Times New Roman" fo:font-style="normal" fo:font-weight="normal" officeooo:rsid="01c07c2b" style:font-style-asian="normal" style:font-weight-asian="normal" style:font-style-complex="normal" style:font-weight-complex="normal"/>
    </style:style>
    <style:style style:name="T180" style:family="text">
      <style:text-properties style:font-name="Times New Roman" fo:font-style="normal" fo:font-weight="normal" officeooo:rsid="01c25557" style:font-style-asian="normal" style:font-weight-asian="normal" style:font-style-complex="normal" style:font-weight-complex="normal"/>
    </style:style>
    <style:style style:name="T181" style:family="text">
      <style:text-properties style:font-name="Times New Roman" fo:font-style="normal" fo:font-weight="normal" officeooo:rsid="01c2f81c" style:font-style-asian="normal" style:font-weight-asian="normal" style:font-style-complex="normal" style:font-weight-complex="normal"/>
    </style:style>
    <style:style style:name="T182" style:family="text">
      <style:text-properties style:font-name="Times New Roman" fo:font-style="normal" fo:font-weight="normal" officeooo:rsid="01c5443c" style:font-style-asian="normal" style:font-weight-asian="normal" style:font-style-complex="normal" style:font-weight-complex="normal"/>
    </style:style>
    <style:style style:name="T183" style:family="text">
      <style:text-properties style:font-name="Times New Roman" fo:font-style="normal" fo:font-weight="normal" officeooo:rsid="01c5764e" style:font-style-asian="normal" style:font-weight-asian="normal" style:font-style-complex="normal" style:font-weight-complex="normal"/>
    </style:style>
    <style:style style:name="T184" style:family="text">
      <style:text-properties style:font-name="Times New Roman" fo:font-style="normal" fo:font-weight="normal" officeooo:rsid="01c5eb2b" style:font-style-asian="normal" style:font-weight-asian="normal" style:font-style-complex="normal" style:font-weight-complex="normal"/>
    </style:style>
    <style:style style:name="T185" style:family="text">
      <style:text-properties style:font-name="Times New Roman" fo:font-style="normal" fo:font-weight="normal" officeooo:rsid="01c7176d" style:font-style-asian="normal" style:font-weight-asian="normal" style:font-style-complex="normal" style:font-weight-complex="normal"/>
    </style:style>
    <style:style style:name="T186" style:family="text">
      <style:text-properties style:font-name="Times New Roman" fo:font-style="normal" fo:font-weight="normal" officeooo:rsid="01c90879" style:font-style-asian="normal" style:font-weight-asian="normal" style:font-style-complex="normal" style:font-weight-complex="normal"/>
    </style:style>
    <style:style style:name="T187" style:family="text">
      <style:text-properties style:font-name="Times New Roman" fo:font-style="normal" fo:font-weight="normal" officeooo:rsid="01cc295e" style:font-style-asian="normal" style:font-weight-asian="normal" style:font-style-complex="normal" style:font-weight-complex="normal"/>
    </style:style>
    <style:style style:name="T188" style:family="text">
      <style:text-properties style:font-name="Times New Roman" fo:font-style="normal" fo:font-weight="normal" officeooo:rsid="01cc66cc" style:font-style-asian="normal" style:font-weight-asian="normal" style:font-style-complex="normal" style:font-weight-complex="normal"/>
    </style:style>
    <style:style style:name="T189" style:family="text">
      <style:text-properties style:font-name="Times New Roman" fo:font-style="normal" fo:font-weight="normal" officeooo:rsid="01cd9021" style:font-style-asian="normal" style:font-weight-asian="normal" style:font-style-complex="normal" style:font-weight-complex="normal"/>
    </style:style>
    <style:style style:name="T190" style:family="text">
      <style:text-properties style:font-name="Times New Roman" fo:font-style="normal" fo:font-weight="normal" officeooo:rsid="01cf234b" style:font-style-asian="normal" style:font-weight-asian="normal" style:font-style-complex="normal" style:font-weight-complex="normal"/>
    </style:style>
    <style:style style:name="T191" style:family="text">
      <style:text-properties style:font-name="Times New Roman" fo:font-style="normal" fo:font-weight="normal" officeooo:rsid="01cf4ba5" style:font-style-asian="normal" style:font-weight-asian="normal" style:font-style-complex="normal" style:font-weight-complex="normal"/>
    </style:style>
    <style:style style:name="T192" style:family="text">
      <style:text-properties style:font-name="Times New Roman" fo:font-style="normal" fo:font-weight="normal" officeooo:rsid="01cfc040" style:font-style-asian="normal" style:font-weight-asian="normal" style:font-style-complex="normal" style:font-weight-complex="normal"/>
    </style:style>
    <style:style style:name="T193" style:family="text">
      <style:text-properties style:font-name="Times New Roman" fo:font-style="normal" fo:font-weight="normal" officeooo:rsid="01d1b471" style:font-style-asian="normal" style:font-weight-asian="normal" style:font-style-complex="normal" style:font-weight-complex="normal"/>
    </style:style>
    <style:style style:name="T194" style:family="text">
      <style:text-properties style:font-name="Times New Roman" fo:font-style="normal" fo:font-weight="normal" officeooo:rsid="01d28c11" style:font-style-asian="normal" style:font-weight-asian="normal" style:font-style-complex="normal" style:font-weight-complex="normal"/>
    </style:style>
    <style:style style:name="T195" style:family="text">
      <style:text-properties style:font-name="Times New Roman" fo:font-style="normal" fo:font-weight="normal" officeooo:rsid="01d6d4db" style:font-style-asian="normal" style:font-weight-asian="normal" style:font-style-complex="normal" style:font-weight-complex="normal"/>
    </style:style>
    <style:style style:name="T196" style:family="text">
      <style:text-properties style:font-name="Times New Roman" fo:font-style="normal" fo:font-weight="normal" officeooo:rsid="01d84d6f" style:font-style-asian="normal" style:font-weight-asian="normal" style:font-style-complex="normal" style:font-weight-complex="normal"/>
    </style:style>
    <style:style style:name="T197" style:family="text">
      <style:text-properties style:font-name="Times New Roman" fo:font-style="normal" fo:font-weight="normal" officeooo:rsid="01d98db5" style:font-style-asian="normal" style:font-weight-asian="normal" style:font-style-complex="normal" style:font-weight-complex="normal"/>
    </style:style>
    <style:style style:name="T198" style:family="text">
      <style:text-properties style:font-name="Times New Roman" fo:font-style="normal" fo:font-weight="normal" officeooo:rsid="01daaba6" style:font-style-asian="normal" style:font-weight-asian="normal" style:font-style-complex="normal" style:font-weight-complex="normal"/>
    </style:style>
    <style:style style:name="T199" style:family="text">
      <style:text-properties style:font-name="Times New Roman" fo:font-style="normal" fo:font-weight="normal" officeooo:rsid="01db2af4" style:font-style-asian="normal" style:font-weight-asian="normal" style:font-style-complex="normal" style:font-weight-complex="normal"/>
    </style:style>
    <style:style style:name="T200" style:family="text">
      <style:text-properties style:font-name="Times New Roman" fo:font-style="normal" fo:font-weight="normal" officeooo:rsid="01dd2aa2" style:font-style-asian="normal" style:font-weight-asian="normal" style:font-style-complex="normal" style:font-weight-complex="normal"/>
    </style:style>
    <style:style style:name="T201" style:family="text">
      <style:text-properties style:font-name="Times New Roman" fo:font-style="normal" fo:font-weight="normal" officeooo:rsid="01ee2118" style:font-style-asian="normal" style:font-weight-asian="normal" style:font-style-complex="normal" style:font-weight-complex="normal"/>
    </style:style>
    <style:style style:name="T202" style:family="text">
      <style:text-properties style:font-name="Times New Roman" fo:font-style="normal" fo:font-weight="normal" officeooo:rsid="01ef4fb6" style:font-style-asian="normal" style:font-weight-asian="normal" style:font-style-complex="normal" style:font-weight-complex="normal"/>
    </style:style>
    <style:style style:name="T203" style:family="text">
      <style:text-properties style:font-name="Times New Roman" fo:font-style="normal" fo:font-weight="normal" officeooo:rsid="01f14198" style:font-style-asian="normal" style:font-weight-asian="normal" style:font-style-complex="normal" style:font-weight-complex="normal"/>
    </style:style>
    <style:style style:name="T204" style:family="text">
      <style:text-properties style:font-name="Times New Roman" fo:font-style="normal" fo:font-weight="normal" officeooo:rsid="01f1438a" style:font-style-asian="normal" style:font-weight-asian="normal" style:font-style-complex="normal" style:font-weight-complex="normal"/>
    </style:style>
    <style:style style:name="T205" style:family="text">
      <style:text-properties style:font-name="Times New Roman" fo:font-style="normal" fo:font-weight="normal" officeooo:rsid="01f14ece" style:font-style-asian="normal" style:font-weight-asian="normal" style:font-style-complex="normal" style:font-weight-complex="normal"/>
    </style:style>
    <style:style style:name="T206" style:family="text">
      <style:text-properties style:font-name="Times New Roman" fo:font-style="normal" fo:font-weight="normal" officeooo:rsid="01f3e769" style:font-style-asian="normal" style:font-weight-asian="normal" style:font-style-complex="normal" style:font-weight-complex="normal"/>
    </style:style>
    <style:style style:name="T207" style:family="text">
      <style:text-properties style:font-name="Times New Roman" fo:font-style="normal" fo:font-weight="normal" officeooo:rsid="01f5d986" style:font-style-asian="normal" style:font-weight-asian="normal" style:font-style-complex="normal" style:font-weight-complex="normal"/>
    </style:style>
    <style:style style:name="T208" style:family="text">
      <style:text-properties style:font-name="Times New Roman" fo:font-style="normal" fo:font-weight="normal" officeooo:rsid="01f73d90" style:font-style-asian="normal" style:font-weight-asian="normal" style:font-style-complex="normal" style:font-weight-complex="normal"/>
    </style:style>
    <style:style style:name="T209" style:family="text">
      <style:text-properties style:font-name="Times New Roman" fo:font-style="normal" fo:font-weight="normal" officeooo:rsid="01f80488" style:font-style-asian="normal" style:font-weight-asian="normal" style:font-style-complex="normal" style:font-weight-complex="normal"/>
    </style:style>
    <style:style style:name="T210" style:family="text">
      <style:text-properties style:font-name="Times New Roman" fo:font-style="normal" fo:font-weight="normal" officeooo:rsid="01f9e166" style:font-style-asian="normal" style:font-weight-asian="normal" style:font-style-complex="normal" style:font-weight-complex="normal"/>
    </style:style>
    <style:style style:name="T211" style:family="text">
      <style:text-properties style:font-name="Times New Roman" fo:font-style="normal" fo:font-weight="normal" officeooo:rsid="01fcea1a" style:font-style-asian="normal" style:font-weight-asian="normal" style:font-style-complex="normal" style:font-weight-complex="normal"/>
    </style:style>
    <style:style style:name="T212" style:family="text">
      <style:text-properties style:font-name="Times New Roman" fo:font-style="normal" fo:font-weight="normal" officeooo:rsid="01fe9685" style:font-style-asian="normal" style:font-weight-asian="normal" style:font-style-complex="normal" style:font-weight-complex="normal"/>
    </style:style>
    <style:style style:name="T213" style:family="text">
      <style:text-properties style:font-name="Times New Roman" fo:font-style="normal" fo:font-weight="normal" officeooo:rsid="02002769" style:font-style-asian="normal" style:font-weight-asian="normal" style:font-style-complex="normal" style:font-weight-complex="normal"/>
    </style:style>
    <style:style style:name="T214"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15" style:family="text">
      <style:text-properties style:font-name="Times New Roman" fo:font-style="normal" style:text-underline-style="solid" style:text-underline-width="auto" style:text-underline-color="font-color" fo:font-weight="normal" officeooo:rsid="0135340e" style:font-style-asian="normal" style:font-weight-asian="normal" style:font-style-complex="normal" style:font-weight-complex="normal"/>
    </style:style>
    <style:style style:name="T216" style:family="text">
      <style:text-properties style:font-name="Times New Roman" fo:font-style="normal" style:text-underline-style="solid" style:text-underline-width="auto" style:text-underline-color="font-color" fo:font-weight="normal" officeooo:rsid="016e15c5" style:font-style-asian="normal" style:font-weight-asian="normal" style:font-style-complex="normal" style:font-weight-complex="normal"/>
    </style:style>
    <style:style style:name="T217" style:family="text">
      <style:text-properties style:font-name="Times New Roman" fo:font-style="normal" style:text-underline-style="solid" style:text-underline-width="auto" style:text-underline-color="font-color" fo:font-weight="normal" officeooo:rsid="0188084a" style:font-style-asian="normal" style:font-weight-asian="normal" style:font-style-complex="normal" style:font-weight-complex="normal"/>
    </style:style>
    <style:style style:name="T218" style:family="text">
      <style:text-properties style:font-name="Times New Roman" fo:font-style="normal" style:text-underline-style="solid" style:text-underline-width="auto" style:text-underline-color="font-color" fo:font-weight="normal" officeooo:rsid="01a5c20b" style:font-style-asian="normal" style:font-weight-asian="normal" style:font-style-complex="normal" style:font-weight-complex="normal"/>
    </style:style>
    <style:style style:name="T219" style:family="text">
      <style:text-properties style:font-name="Times New Roman" fo:font-style="normal" style:text-underline-style="solid" style:text-underline-width="auto" style:text-underline-color="font-color" fo:font-weight="normal" officeooo:rsid="01a776f3" style:font-style-asian="normal" style:font-weight-asian="normal" style:font-style-complex="normal" style:font-weight-complex="normal"/>
    </style:style>
    <style:style style:name="T220" style:family="text">
      <style:text-properties style:font-name="Times New Roman" fo:font-style="normal" style:text-underline-style="solid" style:text-underline-width="auto" style:text-underline-color="font-color" fo:font-weight="normal" officeooo:rsid="0186a4a8" style:font-style-asian="normal" style:font-weight-asian="normal" style:font-style-complex="normal" style:font-weight-complex="normal"/>
    </style:style>
    <style:style style:name="T221" style:family="text">
      <style:text-properties style:font-name="Times New Roman" fo:font-style="normal" style:text-underline-style="solid" style:text-underline-width="auto" style:text-underline-color="font-color" fo:font-weight="normal" officeooo:rsid="02002769" style:font-style-asian="normal" style:font-weight-asian="normal" style:font-style-complex="normal" style:font-weight-complex="normal"/>
    </style:style>
    <style:style style:name="T222" style:family="text">
      <style:text-properties officeooo:rsid="01dfe1d5"/>
    </style:style>
    <style:style style:name="T223" style:family="text">
      <style:text-properties officeooo:rsid="02021a03"/>
    </style:style>
    <style:style style:name="T224" style:family="text">
      <style:text-properties officeooo:rsid="020c4af0"/>
    </style:style>
    <style:style style:name="T225" style:family="text">
      <style:text-properties officeooo:rsid="0215f734"/>
    </style:style>
    <style:style style:name="T226" style:family="text">
      <style:text-properties officeooo:rsid="0226ba9c"/>
    </style:style>
    <style:style style:name="T227" style:family="text">
      <style:text-properties officeooo:rsid="02423d3c"/>
    </style:style>
    <style:style style:name="T228" style:family="text">
      <style:text-properties officeooo:rsid="024d9e56"/>
    </style:style>
    <style:style style:name="T229" style:family="text">
      <style:text-properties officeooo:rsid="025a20b1"/>
    </style:style>
    <style:style style:name="T230" style:family="text">
      <style:text-properties officeooo:rsid="026f0ca7"/>
    </style:style>
    <style:style style:name="T231" style:family="text">
      <style:text-properties officeooo:rsid="027317eb"/>
    </style:style>
    <style:style style:name="T232" style:family="text">
      <style:text-properties officeooo:rsid="0282747d"/>
    </style:style>
    <style:style style:name="T233" style:family="text">
      <style:text-properties officeooo:rsid="028e0d61"/>
    </style:style>
    <style:style style:name="T234" style:family="text">
      <style:text-properties officeooo:rsid="02938a3c"/>
    </style:style>
    <style:style style:name="T235" style:family="text">
      <style:text-properties officeooo:rsid="02968a6e"/>
    </style:style>
    <style:style style:name="T236" style:family="text">
      <style:text-properties officeooo:rsid="0298906b"/>
    </style:style>
    <style:style style:name="T237" style:family="text">
      <style:text-properties officeooo:rsid="029c5aa5"/>
    </style:style>
    <style:style style:name="T238" style:family="text">
      <style:text-properties officeooo:rsid="02c3c7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ions Internationales</text:p>
      <text:p text:style-name="P2"/>
      <text:p text:style-name="P4"/>
      <text:p text:style-name="P4"/>
      <text:p text:style-name="P72">Fonctionnement des RI <text:span text:style-name="T1">:</text:span></text:p>
      <text:p text:style-name="P73"/>
      <text:p text:style-name="P73"/>
      <text:p text:style-name="P74">I. Principe et fonctionnement des RI :</text:p>
      <text:p text:style-name="P5"/>
      <text:p text:style-name="P68">A) Depuis le traité de Westphalie</text:p>
      <text:p text:style-name="P68"/>
      <text:p text:style-name="P13">Après le traité <text:span text:style-name="T2">de Westphalie l’État est basé sur la souveraineté comme principe central. Les États sont égaux et aucun État n’est supérieur à un autre, cela afin de neutraliser l’orgueil des États et les débordements de souveraineté. Sans ce principe le système est soumis aux guerres perpétuelles.</text:span></text:p>
      <text:p text:style-name="P6"/>
      <text:p text:style-name="P19">La souveraineté est donc l’élément juridique essentiel, car sans souveraineté il n’y a pas d’État.</text:p>
      <text:p text:style-name="P7"><text:span text:style-name="T3">« </text:span><text:span text:style-name="T4">Le pouvoir étatique, lui même pouvoir de droit (en raison de son institutionnalisation), originaire (c’est à dire ne dérivant d’aucun autres pouvoirs), et suprême (en ce qu’il n’est pas d’égal dans l’ordre interne ni de supérieur dans l’ordre international, où il n’est limité que par lui même et le droit international). »</text:span></text:p>
      <text:p text:style-name="P23"/>
      <text:p text:style-name="P24">Pouvoir de droit : Capacité de l’état à exercer son pouvoir qui va devenir pouvoir de droit (organisation constitutionnel et juridique).</text:p>
      <text:p text:style-name="P25">Originaire : Souveraineté de l’État et rien d’autre (sa capacité d’État).</text:p>
      <text:p text:style-name="P8"><text:span text:style-name="T6">Suprême : Souveraineté au dessus de tout le reste. Au niveau international cela signifie pas d’État (et donc de souveraineté) supérieure à une autre, sauf si l’État l’a lui même décidé, </text:span><text:span text:style-name="T7">on parle alors de transfert de souverain</text:span><text:span text:style-name="T8">eté.</text:span></text:p>
      <text:p text:style-name="P26"/>
      <text:p text:style-name="P27">Dans le Commonwealth on dit que la souveraineté est soumise à la volonté et non à la force.</text:p>
      <text:p text:style-name="P27"/>
      <text:p text:style-name="P28">La souveraineté permet donc de constituer son ordre juridique interne, mais aussi d’exister sur la scène international via :</text:p>
      <text:p text:style-name="P28">- Le respect du principe de non ingérence</text:p>
      <text:p text:style-name="P9"><text:span text:style-name="T9">- </text:span><text:span text:style-name="T10">La reconnaissance de la plénitude de l’État pour réguler, contrôler, …, sont territoire</text:span></text:p>
      <text:p text:style-name="P29">- Le droit de contracter internationalement et de pratiquer l’exercice de sa souveraineté, via sa personnalité juridique</text:p>
      <text:p text:style-name="P10"><text:span text:style-name="T10">- Le droit à la reconnaissance et à la représentation international de l’État via les </text:span><text:span text:style-name="T11">représentations diplomatiques</text:span></text:p>
      <text:p text:style-name="P30"/>
      <text:p text:style-name="P11"><text:span text:style-name="T12">La notion d’immunité diplomatique est elle-même fondée sur la s</text:span><text:span text:style-name="T13">ouveraineté.</text:span></text:p>
      <text:p text:style-name="P31"/>
      <text:p text:style-name="P12"><text:span text:style-name="T13">La représentation diplomatique, est l’émanation de l’État sur la SI, dans un pays une ambassade ne se soumet pas à la souveraineté du pays hôte. </text:span><text:span text:style-name="T14">Afin de garantir l’égalité des souveraineté étrangère, les représentants diplomatiques disposent donc de l’immunité.</text:span></text:p>
      <text:p text:style-name="P32"/>
      <text:p text:style-name="P12"><text:span text:style-name="T15">L’État hôte lui peut uniquement agir sur la nomination des ambassadeurs, il peut aussi déclarer des ambassadeurs </text:span><text:span text:style-name="T29">Persona non grata</text:span><text:span text:style-name="T15">, il s’agit là de la sanction politique ultime. </text:span><text:span text:style-name="T16">L’État peut aussi demander de lever l’immunité diplomatique en cas de crime grave d’un diplomate. L</text:span><text:span text:style-name="T28">es États sont postulés égaux </text:span><text:soft-page-break/><text:span text:style-name="T28">de par leur même statut juridique, si ce n’était pas le cas le SI ne fonctionnerais pas. </text:span><text:span text:style-name="T17">Il y a une égalité de droit et non de fait (lié à leurs puissances). </text:span><text:span text:style-name="T18">C’est essentiel pour le fonctionnement du SI </text:span><text:span text:style-name="T19">(sauf inégalités correctrices).</text:span></text:p>
      <text:p text:style-name="P33"/>
      <text:p text:style-name="P14"><text:span text:style-name="T19">P</text:span><text:span text:style-name="T5">rincipe de non ingérence : Encouragement à la non intervention, sinon remise en cause du SI, principe de l’État au centre de la scène international. Pas de souveraineté supérieur à une autre, </text:span><text:span text:style-name="T20">afin de protéger l’État.</text:span></text:p>
      <text:p text:style-name="P34"/>
      <text:p text:style-name="P34"/>
      <text:p text:style-name="P15"><text:span text:style-name="T20">A</text:span><text:span text:style-name="T5">u milieu du XIXème siècle à lieu une révolution :</text:span></text:p>
      <text:p text:style-name="P15"/>
      <text:p text:style-name="P35">La sainte alliance et la domination de l’Europe centrale avec les Empires germaniques qui agissent en maîtres.</text:p>
      <text:p text:style-name="P36">Mais face à cet interventionnisme de cette alliance après Napoléon, les guerres civiles et les révoltes germent et on<text:span text:style-name="T30">t</text:span> <text:span text:style-name="T222">a </text:span>décid<text:span text:style-name="T30">é</text:span> de limiter les interventions → <text:span text:style-name="T31">création du </text:span>principe de non ingérence :</text:p>
      <text:p text:style-name="P36"/>
      <text:p text:style-name="P16"><text:span text:style-name="T5">- </text:span><text:span text:style-name="T21">L’État a une compétence territoriale exclusive sur laquelle on ne peut empiéter</text:span></text:p>
      <text:p text:style-name="P37">- Un État s’oblige à ne pas donner refuge sur son territoire à une personne dont l’objectif est la déstabilisation d’un autre État, par respect pour ce dernier</text:p>
      <text:p text:style-name="P37">- En cas de guerre civile dans un État, les autres doivent s’abstenir de porter secours aux insurgés contre la population locale</text:p>
      <text:p text:style-name="P37"/>
      <text:p text:style-name="P17"><text:span text:style-name="T21">C</text:span><text:span text:style-name="T5">es principes coutumiers au sein des nations unis (dans la charte), et dans de nombreux textes </text:span><text:span text:style-name="T23">sont </text:span><text:span text:style-name="T5">souvent remis en avant via de nombreuses résolutions, arrêts, …</text:span></text:p>
      <text:p text:style-name="P38"/>
      <text:p text:style-name="P18"><text:span text:style-name="T5">De nos jours la vrai difficulté est de s’entendre sur la définition du principe de non ingérence, avec aucune </text:span><text:span text:style-name="T22">exception</text:span><text:span text:style-name="T5"> ? </text:span><text:span text:style-name="T22">Qu’est-ce qu’on peut accepter au niveau de la souveraineté ?</text:span></text:p>
      <text:p text:style-name="P39"/>
      <text:p text:style-name="P20"><text:span text:style-name="T22">L</text:span><text:span text:style-name="T5">e SI est aussi basé sur le principe de bonne foi : les États se doivent de faire preuve de bonne foi et souscrire à engagement uniquement dans le but de le respecter, sinon il pourrait s’exposer à des sanctions. </text:span><text:span text:style-name="T24">De base on postule </text:span><text:span text:style-name="T25">de </text:span><text:span text:style-name="T24">la bonne foi de tous les contractants jusqu’à preuve du contraire.<text:line-break/></text:span><text:span text:style-name="T26">La légitimité du SI est basé sur ce principe de bonne foi.</text:span></text:p>
      <text:p text:style-name="P40"/>
      <text:p text:style-name="P40"/>
      <text:p text:style-name="P3"><text:span text:style-name="T26">B</text:span><text:span text:style-name="T5">) Principe d’après 1945</text:span></text:p>
      <text:p text:style-name="P69"/>
      <text:p text:style-name="P69"/>
      <text:p text:style-name="P21"><text:span text:style-name="T5">Beaucoup de ces principes sont inscrits dans la charte de l’ONU, mais certains nouveaux principes qui ne sont pas dans la chartes prennent peu à peu de l’importance, </text:span><text:span text:style-name="T27">le principe d’ingérence par exemple.</text:span></text:p>
      <text:p text:style-name="P41"/>
      <text:p text:style-name="P22"><text:span text:style-name="T27">1. </text:span><text:span text:style-name="T5">Charte ONU :</text:span></text:p>
      <text:p text:style-name="P42"/>
      <text:list xml:id="list2867013599" text:style-name="L1">
        <text:list-item>
          <text:p text:style-name="P96"><text:span text:style-name="T33">I</text:span><text:span text:style-name="T34">nterdiction de l’emploi de la violence (contexte de sortie de la seconde guerre mondiale) :<text:line-break/></text:span><text:span text:style-name="T35">Un État n’est pas sensé en attaquer un autre, sinon il transgresse ce premier principe et s’expose à </text:span><text:span text:style-name="T36">des contre-mesures et</text:span><text:span text:style-name="T35"> intervention</text:span><text:span text:style-name="T36">s </text:span><text:span text:style-name="T35">des autres États. Ce principe est basé sur l’article 2.<text:line-break/></text:span><text:span text:style-name="T33">Ce principe est régulièrement rep</text:span><text:span text:style-name="T37">ris par des résolutions de l’ONU afin de le définir et de le préciser, </text:span><text:span text:style-name="T96">résolution 33-14 du 14 décembre 1974</text:span><text:span text:style-name="T37">.<text:line-break/></text:span><text:span text:style-name="T38">L’acte d’agression est donc strictement proscris en droit international, néanmoins on entend par acte d’agression uniquement les actes d’agression </text:span><text:span text:style-name="T39">armé et non économique</text:span><text:span text:style-name="T40">s</text:span><text:span text:style-name="T39"> ou idéologique</text:span><text:span text:style-name="T40">s</text:span><text:span text:style-name="T39">. </text:span><text:soft-page-break/><text:span text:style-name="T39">Ainsi les acte d’agression dans le cyberespace sont classés comme des actes d’agression économique et ne rentre pas dans le champ d’application de la charte de l’ONU.</text:span></text:p>
          <text:p text:style-name="P97"/>
        </text:list-item>
        <text:list-item>
          <text:p text:style-name="P134"><text:span text:style-name="T39">R</text:span><text:span text:style-name="T32">èglement pacifique des différents :<text:line-break/>Un États s’engage en cas de difficultés avec un autre État a trouver une solution pacifique aux problèmes auquel ils sont confrontés, </text:span><text:span text:style-name="T41">article 1 et 2. <text:line-break/></text:span><text:span text:style-name="T42">Dans le contexte de la charte cela place l’ONU comme un médiateur afin d’éviter, de neutraliser des conflits de se matérialiser et de s’aggraver.<text:line-break/></text:span><text:span text:style-name="T43">Pour cela deux moyens différents peuvent être utilisés par les États, la négociation directe ou l’implication d’un tiers </text:span><text:span text:style-name="T44">médiateur. <text:line-break/></text:span><text:span text:style-name="T45">Le tiers médiateur peut être non juridictionnel, il s’agit alors d’un arbitre désigné par les acteurs afin de régler ce différend ; </text:span><text:span text:style-name="T46">l’avantage d’un tel tiers est une confidentialité dans les négociations (négociations de l’ombre). <text:line-break/>Le tiers médiateur peut sinon être un médiateur juridictionnel (CIJ par exemple), </text:span><text:span text:style-name="T47">mais dans ce cas tous les actes sont rendus publiques et la confidentialité n’est pas possible.<text:line-break/>En règle générale les États auront d’abord recours à un tiers médiateur non juridictionnel puis juridictionnel.<text:line-break/></text:span></text:p>
        </text:list-item>
        <text:list-item>
          <text:p text:style-name="P135"><text:span text:style-name="T47">P</text:span><text:span text:style-name="T32">rincipe du droit des peuples à disposer d’eux même (mouvement de décolonisation) :<text:line-break/></text:span><text:span text:style-name="T48">Idée de libérer du joug colonial très présent, </text:span><text:span text:style-name="T49">avec les USA et l’URSS en figure de prou</text:span><text:span text:style-name="T90">e</text:span><text:span text:style-name="T49">, </text:span><text:span text:style-name="T50">les guerres du XXème siècle ayant eu comme un</text:span><text:span text:style-name="T91">e</text:span><text:span text:style-name="T50"> de leurs motivations premières le contrôle des colonies.<text:line-break/></text:span><text:span text:style-name="T51">Néanmoins ce principe peut aussi devenir un danger pour le système inter-étatique </text:span><text:span text:style-name="T52">entier, la </text:span><text:span text:style-name="T97">résolution 26-25 du 24 octobre 1970</text:span><text:span text:style-name="T52">, précise ce concept. </text:span><text:span text:style-name="T53">Dès lors l’auto-détermination ne peut s’appliquer que sur les colonies ou les États où une répression (religieuse, raciste, …), un discrimination de masse est en appli</text:span><text:span text:style-name="T54">cation.<text:line-break/>Ainsi suite à cette résolution le principe des droits des peuples ne peut s’appliquer à une minorité d’un État souverain. <text:line-break/>De nos jours l’application de ce principe s’appuie sur un traitement oppressif d’une minorité, le Kosovo étant l’exemple de référence.<text:line-break/></text:span><text:span text:style-name="T55">De nos jours ce principe est « retourné dans tous les sens », par les mouvement indépendantistes qui s’appliquent à prouver qu’ils sont victimes d’un traitement oppressif, </text:span><text:span text:style-name="T56">la Catalogne est-elle vraiment opprimer par l’État central Espagnol ?</text:span></text:p>
          <text:p text:style-name="P98"/>
        </text:list-item>
        <text:list-item>
          <text:p text:style-name="P136"><text:span text:style-name="T56">P</text:span><text:span text:style-name="T32">rincipe du respect des droits de l’homme (suite aux génocides) :</text:span></text:p>
          <text:p text:style-name="P137"><text:span text:style-name="T32">Nécessiter de protéger la personne humaine et ses droits au cours du SI même, </text:span><text:span text:style-name="T57">article 1 et 55.<text:line-break/></text:span><text:span text:style-name="T58">Mais vient alors le problème de la définition des droits de l’homme, qui varie selon les États, en effet leurs cultures et donc leurs droits de l’homme, ne sont pas forcément compatibles avec ceux de la charte de l’ONU, dénoncée comme occidentalo-centrée.<text:line-break/></text:span><text:span text:style-name="T59">La n</text:span><text:span text:style-name="T92">o</text:span><text:span text:style-name="T59">tion de droits de l’homme étant elle-même contestée, sa mise en application et les sanctions associées est donc particulièrement complexe, </text:span><text:span text:style-name="T60">néanmoins quelques droits ne sont quasiment plus contestés. Cela amena la création du droit humanitaire et la création du crime de génocide (CPI).<text:line-break/></text:span><text:span text:style-name="T61">Le droit humanitaire est une tentative de créer un droit impératif, supérieur aux autres et devant s’appliquer quelque soit le cadre international.<text:line-break/></text:span><text:span text:style-name="T62">Les droits de l’homme n’ayant donc pas de définition précise à l’ONU, l’objectif de </text:span><text:span text:style-name="T93">définir</text:span><text:span text:style-name="T62"> internationalement les droits de l’homme ne sont pas atteints.<text:line-break/></text:span><text:span text:style-name="T63">De plus que faire en cas de non respect de ces droits ? La transgression de ces derniers pour les faire respecter ? Cette négation en soit ne serait-elle pas contre-</text:span><text:span text:style-name="T64">product</text:span><text:span text:style-name="T94">rice</text:span><text:span text:style-name="T64"> ?</text:span></text:p>
        </text:list-item>
      </text:list>
      <text:p text:style-name="P44"><text:soft-page-break/></text:p>
      <text:list xml:id="list133816622612308" text:continue-numbering="true" text:style-name="L1">
        <text:list-header>
          <text:p text:style-name="P138"><text:span text:style-name="T64">I</text:span><text:span text:style-name="T32">l n’y a qu’un prétexte pour justifier une intervention militaire, la menace pour la paix internationale, </text:span><text:span text:style-name="T65">afin d’éviter une généralisation de la guerre. C’est le seul justificatif retenu par l’ONU.<text:line-break/><text:line-break/></text:span><text:span text:style-name="T66">Dans ce cas quel est l’intérêt du cadre international ? Celui d’exister, </text:span><text:span text:style-name="T67">car même s’il </text:span><text:span text:style-name="T72">dysfonctionne</text:span><text:span text:style-name="T67"> il créé des entraves aux États puissants, et la dénonciations de plus en plus grande et les punitions qui s’en suivent, évite la loi de plus fort. Cette dénonciation peut aussi fragiliser le pouvoir en place même (exemple des Bushs).<text:line-break/></text:span><text:span text:style-name="T68">De fait plus un cadre existe, plus il est contraignant, moins il sera transgressé. </text:span><text:span text:style-name="T69">L’intégration (dans des organisations régionales par exemple</text:span><text:span text:style-name="T70">), réduit les déviances et augmente les obligation</text:span><text:span text:style-name="T71">s.<text:line-break/></text:span></text:p>
        </text:list-header>
        <text:list-item>
          <text:p text:style-name="P139"><text:span text:style-name="T99">P</text:span><text:span text:style-name="T98">rincipe de coopération internationale :<text:line-break/>Ce principe est intrinsèquement lié au développement de la société civile internationale. <text:line-break/>Les États s’engagent à la coopération pour arriver à des buts communs, on parle alors de solidarité inter-étatique, une coopération ayant pour but d’éviter la guerre, </text:span><text:span text:style-name="T100">car ayant </text:span><text:span text:style-name="T98">des intérêts à trouver des solutions amiables. <text:line-break/></text:span></text:p>
        </text:list-item>
      </text:list>
      <text:p text:style-name="P78"><text:span text:style-name="T32">2. Les principes appelés à p</text:span><text:span text:style-name="T73">ren</text:span><text:span text:style-name="T32">dre de l’importanc</text:span><text:span text:style-name="T74">e :</text:span></text:p>
      <text:p text:style-name="P43"/>
      <text:list xml:id="list1518080392" text:style-name="L2">
        <text:list-item>
          <text:p text:style-name="P140"><text:span text:style-name="T32">Autorisation d’ingérence, </text:span><text:span text:style-name="T77">l’ingérence humanitaire</text:span><text:span text:style-name="T32"> :<text:line-break/>Ce principe prend de l’importance vers la fin du XXème et le début du XXIème siècle.<text:line-break/>Dans certaines situations le principe de non ingérence étant trop contraignant, on voit l’acceptation d’une ingérence.<text:line-break/><text:line-break/>a) Cas d’urgence humanitaire :<text:line-break/></text:span><text:span text:style-name="T75">Population civile en danger et que l’État semble incapable de porter secours à sa population.<text:line-break/>On est alors devant une légitimation pour des raisons humanitaire, cela se traduit par un libre accès aux ONG dans des scènes de crises internationales. Le secours de la population peut être transfrontalier ou international. Dans ce cas l’État doit concéder un principe de libre accès aux victimes. <text:line-break/>Les ONG veulent mettre ce principe en avant, mais elles se heurtent à des problèmes venant de l’encadrement militaire des ONG. Comment cantonner une mission encadrée par des militaires uniquement au principe de libre accès des victimes ?<text:line-break/><text:line-break/>b) Demande d’aide de l’État :<text:line-break/></text:span><text:span text:style-name="T76">Ingérence matérielle, mais non juridique.<text:line-break/></text:span></text:p>
        </text:list-item>
        <text:list-item>
          <text:p text:style-name="P141"><text:span text:style-name="T76">I</text:span><text:span text:style-name="T32">ngérence pour des raisons politiques :<text:line-break/>Principe qui passe beaucoup moins bien, dans certaines circonstances </text:span><text:span text:style-name="T78">on peut intervenir (État faillit), mais cette ingérence implique une remise en cause de l’État </text:span><text:span text:style-name="T79">(le gouvernement) </text:span><text:span text:style-name="T78">en tant que tel. </text:span><text:span text:style-name="T79"><text:line-break/>On pourrait admettre que certains États ne se comportent pas comme ils le devraient, mais sur quelle base de jugement de valeur</text:span><text:span text:style-name="T95">s</text:span><text:span text:style-name="T79"> ? Juridiquement il n’y a pas de bons ou de mauvais États, en revanche parfois des situations internationales pourraient justifier l’intervention de par le risque de péril mondial ou régional qu’elles représentent, </text:span><text:span text:style-name="T80">le seul exemple actuel étant Haïti, car ce pays n’a pas une poids géopolitique majeur. <text:line-break/></text:span><text:soft-page-break/><text:span text:style-name="T80"><text:line-break/></text:span></text:p>
        </text:list-item>
        <text:list-item>
          <text:p text:style-name="P142"><text:span text:style-name="T80">I</text:span><text:span text:style-name="T32">ngérence d’opinion :<text:line-break/>Les États se permettent de critiquer le fonctionnement d’un autre État. Aujourd’hui on autorise une ingérence d’opinion, car nous sommes dans une époque surmédiatisée, le pouvoir médiatique étant une arme redoutable dans l’affrontement des États.<text:line-break/></text:span><text:span text:style-name="T81">L’ingérence indirecte elle est tolérée, car on ne la voit pas, et donc ne contrevient pas au droit international, on parle de capacité d’influence.<text:line-break/></text:span></text:p>
        </text:list-item>
        <text:list-item>
          <text:p text:style-name="P143"><text:span text:style-name="T81">P</text:span><text:span text:style-name="T32">rincipe de responsabilité pénale :<text:line-break/>Création dans la deuxième moitié du XXème siècle.<text:line-break/></text:span><text:span text:style-name="T82">Pas d’impunité pour les chefs d’États et de gouvernement en raison de l’immunité internationale.<text:line-break/>La problématique principale </text:span><text:span text:style-name="T83">est que les règles peuvent s’appliquer à ceux qui les ont créé. <text:line-break/>Les tribunaux internationaux :<text:line-break/></text:span><text:span text:style-name="T86">Le premier est celui de</text:span><text:span text:style-name="T84"> Nuremberg : Criminel de guerre nazi, jugement des grands décideurs du Reich, on va définir certaines règles et principes de responsabilités internationales, </text:span><text:span text:style-name="T85">comme la définition de la criminalité internationale (crime de guerre, génocide, torture, …).<text:line-break/></text:span><text:span text:style-name="T87">L’idée n’est pas de se venger, mais de punir l’impunité. <text:line-break/></text:span><text:span text:style-name="T88">Naissance de tribunaux ad-hoc, créés dans un cadre précis pour juger des criminels de guerre dans un cadre bien précis. <text:line-break/></text:span><text:span text:style-name="T89">Création de la CPI comme cour permanente. L’exercice est jusque là raté, mais a le mérité d’exister. </text:span></text:p>
        </text:list-item>
      </text:list>
      <text:p text:style-name="P45"/>
      <text:p text:style-name="P45"/>
      <text:p text:style-name="P75"/>
      <text:p text:style-name="P95"><text:span text:style-name="T102">I</text:span><text:span text:style-name="T103">I. Théorie des relations internationales :</text:span></text:p>
      <text:p text:style-name="P76"/>
      <text:p text:style-name="P79"><text:span text:style-name="T103">C</text:span><text:span text:style-name="T101">e sont des théories né depuis quasiment le début des temps (comprendre l’antiquité).<text:line-break/>On pense les relatons internationales à travers deux grandes théorie, la réaliste et la solidariste.</text:span></text:p>
      <text:p text:style-name="P46"/>
      <text:p text:style-name="P93"><text:span text:style-name="T137">Conflictualistes</text:span><text:span text:style-name="T101"> :</text:span></text:p>
      <text:p text:style-name="P70"/>
      <text:p text:style-name="P80"><text:span text:style-name="T101">Le courant réaliste </text:span><text:span text:style-name="T104">et le courant conflictuel se rejoignent, </text:span><text:span text:style-name="T105">ils sont fondés sur l’idée que les RI fonctionnent </text:span><text:span text:style-name="T106">sur des rapports de force, qu’</text:span><text:span text:style-name="T201">ils </text:span><text:span text:style-name="T106">analysent selon le prisme des conflits.<text:line-break/></text:span><text:span text:style-name="T107">La guerre et le conflit ayant toujours animé le concert international, le courant réaliste vient d’une théorie très ancienne prenant en compte les rapports entre les cités comme des rapports de force. <text:line-break/></text:span></text:p>
      <text:list xml:id="list3681918776" text:style-name="L3">
        <text:list-item>
          <text:p text:style-name="P126">Naturalisme :</text:p>
          <text:p text:style-name="P144"><text:span text:style-name="T108">Ce courant apparaît au XVIème siècle avec Hobb</text:span><text:span text:style-name="T110">e</text:span><text:span text:style-name="T108">s, </text:span><text:span text:style-name="T109">l’homme est loup pour l’homme, </text:span><text:span text:style-name="T111">à l’État de nature l’homme est naturellement violent, il se détruit s’il n’est pas encadré par un cadre juridique.<text:line-break/>Même chose pour les États, ils tendent naturellement à l’impérialisme afin d’être toujours plus grand et disposer de toujours plus de ressources. La seule solution face à cela est le cadre de la diplomatie, dans lequel les États s’auto</text:span><text:span text:style-name="T202">-régulent</text:span><text:span text:style-name="T111">. </text:span><text:span text:style-name="T115">Hobbes parle de courant naturaliste.</text:span></text:p>
          <text:p text:style-name="P127"/>
          <text:p text:style-name="P145"><text:span text:style-name="T112">Entre la fin du XIXème et le début du XXème siècle apparaît une nouvelle analyse du SI, on voit que le </text:span><text:span text:style-name="T215">courant solidariste</text:span><text:span text:style-name="T112"> prend le pas sur le courant réaliste via notamment les lumières </text:span><text:soft-page-break/><text:span text:style-name="T112">des relations internationales (SDN, …), on parle d’une approche Wilsonienne. <text:line-break/><text:line-break/></text:span><text:span text:style-name="T113">Mais suite à la s</text:span><text:span text:style-name="T114">econde guerre mondiale on voit une remise en question de ce courant solidariste. </text:span><text:span text:style-name="T115">Après la guerre le constat est la violence à l’encontre des populations civiles, les génocides, et ont revient à cette vision de l’homme comme un loup pour l’homme.</text:span></text:p>
          <text:p text:style-name="P99"/>
        </text:list-item>
        <text:list-item>
          <text:p text:style-name="P128">Réaliste :</text:p>
          <text:p text:style-name="P146"><text:span text:style-name="T115">Une nouvelle approche plus adaptée au milieu des RI va donc prendre forme, la théorie réaliste.<text:line-break/></text:span><text:span text:style-name="T116">Cette théorie est soutenue par </text:span><text:span text:style-name="T203">Raymond </text:span><text:span text:style-name="T116">Aaron, Henry Kessinger, Hans Morgenthan, …<text:line-break/></text:span><text:span text:style-name="T117">Pour eux la société est fragmentée entre des États souverains rivaux en terme de puissance et de rapport de force, il n’y a pas dans le SI d’autorité supérieure à l’État ayant capacité d’imposer des règles contraignantes à ces derniers.</text:span></text:p>
          <text:p text:style-name="P147"><text:span text:style-name="T106">L</text:span><text:span text:style-name="T101">e conflit noue le fonctionnement du SI, l’ordre public se fait donc via le droit ou la politique étrangères qui est régulatrice de velléités entre États.<text:line-break/>C’est un constat pragmatique des RI, qui intègre très peu d’éléments idéologiques (constat descriptif). Cette vision des RI est mise en place dans le DI. </text:span></text:p>
          <text:p text:style-name="P129"/>
        </text:list-item>
        <text:list-item>
          <text:p text:style-name="P130">Néo-réaliste :</text:p>
          <text:p text:style-name="P148"><text:span text:style-name="T101">Cette approche est ensuite enrichie par des approches néo-réalistes comme Brzezinski, Waltz, Walt, …<text:line-break/></text:span><text:span text:style-name="T118">Cette approche insiste sur l’idée des interdépendances des relations, le SI étant composé d’États rivaux mais de plus en plus dépendant, suite à la globalisation et la mondialisation. <text:line-break/>Cette approche réaliste et néo-réaliste est donc une approche descriptive et historique.</text:span></text:p>
          <text:p text:style-name="P131"/>
        </text:list-item>
        <text:list-item>
          <text:p text:style-name="P132">Marxiste :</text:p>
          <text:p text:style-name="P149"><text:span text:style-name="T118">U</text:span><text:span text:style-name="T101">ne autre approche qui se développe est l’approche Marxiste, qui est toujours un sous-courant conflictualiste, </text:span><text:span text:style-name="T119">qui analyse la société selon des rapports de force. </text:span><text:span text:style-name="T120">Son origine vient des théories Marxistes du XIXème siècle. </text:span><text:span text:style-name="T121">Les principaux auteurs </text:span><text:span text:style-name="T122">et théoriciens </text:span><text:span text:style-name="T121">de ce courant son</text:span><text:span text:style-name="T204">t</text:span><text:span text:style-name="T121"> Lénine, Rosa Luxembourg, Hilferding.</text:span></text:p>
          <text:p text:style-name="P100"/>
          <text:p text:style-name="P150"><text:span text:style-name="T121">C</text:span><text:span text:style-name="T101">ette conception elle établit une vision marxiste classique :</text:span></text:p>
          <text:p text:style-name="P101">- Les relations économiques prédominent, or elles sont dirigés par les pays impérialistes</text:p>
          <text:p text:style-name="P101">- Exploitations des peuples pour l’expansion du capitalisme</text:p>
          <text:p text:style-name="P151"><text:span text:style-name="T101">- Il existe des conflits uniquement car des puissances impériales cherchent plus de puissance et plus de ressources, ce qui conduit à des souffrances pour les peuples colonisés. <text:line-break/>L’impérialisme est donc vu comme stade suprême du capitalisme, </text:span><text:span text:style-name="T123">qui implique la colonisation, l’affrontement et la compétition économique entre les États. </text:span><text:span text:style-name="T124">Cette même compétition mène les États impérialistes à la guerre, la fin du capitalisme et la paix internationale.</text:span></text:p>
          <text:p text:style-name="P152"><text:span text:style-name="T124"><text:line-break/></text:span><text:span text:style-name="T125">Dans cette approche l’URSS doit détruire le capitalisme pour la paix, la paix passe forcément par une guerre et une révolution mondiale de tous les prolétaires pour lutter contre le joug capitaliste, ce qui mènera à la révolution.<text:line-break/><text:line-break/></text:span><text:span text:style-name="T126">Cette vision explique pourquoi l’URSS </text:span><text:span text:style-name="T127">anime des révolutions et mini-révolutions dans les États capitalistes, </text:span><text:span text:style-name="T128">et permet d’expliquer et justifier le comportement de l’URSS pendant la guerre froide.<text:line-break/><text:line-break/></text:span><text:span text:style-name="T129">Le mouvement marxiste a donné naissance (sorte d’évolution) à plusieurs courants dans le </text:span><text:soft-page-break/><text:span text:style-name="T129">direct après guerre, la théorie de guerre générale avec la bombe atomique comme problématique, </text:span><text:span text:style-name="T213">on parle alors de </text:span><text:span text:style-name="T221">néo-marxisme.</text:span></text:p>
          <text:p text:style-name="P102"/>
        </text:list-item>
        <text:list-item>
          <text:p text:style-name="P152"><text:span text:style-name="T219">Tiers-mondisme</text:span><text:span text:style-name="T218"> :</text:span><text:span text:style-name="T129"><text:line-break/></text:span><text:span text:style-name="T130">Elle a aussi amené une réorientation du dialogue dans un rapport Nord-Sud, on parle de rapport tiers-mondiste, apparut dans les années soixante, qu’on peut aussi qualifier de néo-marxiste.</text:span></text:p>
          <text:p text:style-name="P103"/>
          <text:p text:style-name="P153"><text:span text:style-name="T130">C</text:span><text:span text:style-name="T101">ette théorie dit que si la décolonisation à fait disparaître les colonies, </text:span><text:span text:style-name="T205">mais </text:span><text:span text:style-name="T101">la domination économique, amène une hégémonie économique des pays capitalistes. On parle alors de néo-colonialisme, un joug des pays développés sur ceux qui le sont moins.<text:line-break/></text:span></text:p>
          <text:p text:style-name="P154"><text:span text:style-name="T101">Ce mouvement tiers-mondiste amène une troisième voix par rapport aux théorie</text:span><text:span text:style-name="T133">s</text:span><text:span text:style-name="T101"> est-ouest. <text:line-break/></text:span><text:span text:style-name="T131">Un mouvement de nouvel ordre économique mondiale pour repenser un modèle économique dans lequel les pays du Sud ne sont pas soumis à l’ordre capitaliste du Nord. </text:span><text:span text:style-name="T132">Mais ce mouvement à échoué.<text:line-break/></text:span></text:p>
        </text:list-item>
      </text:list>
      <text:p text:style-name="P47"/>
      <text:p text:style-name="P94"><text:span text:style-name="T134">Solidariste</text:span><text:span text:style-name="T106"> :</text:span></text:p>
      <text:p text:style-name="P47"><text:line-break/>Le courant solidariste lui met en avant une approche solidaire entre les États, qui coopèrent pour faire avancer le SI.</text:p>
      <text:p text:style-name="P82"><text:span text:style-name="T106">L</text:span><text:span text:style-name="T101">e courant solidariste admet les conflits, mais fonde son analyse sur l’interaction entre les États, comme des relations de coopérations entre grands acteurs du SI, les RI étant faîtes d’échanges, </text:span><text:span text:style-name="T135">ce mouvement</text:span><text:span text:style-name="T101"> apparaît avec les nouvelles pensées du XIXème siècle. </text:span><text:span text:style-name="T136">Ce courant est plus récent que la pensée conflictuelle.</text:span></text:p>
      <text:p text:style-name="P83"><text:span text:style-name="T136">C</text:span><text:span text:style-name="T101">ette pensée trouve ses fondements dans la philosophie des lumières et se consolide au XIXème et XXème siècle. </text:span><text:span text:style-name="T138">Après chaque guerres cette théorie va trouver un nouvel élan.<text:line-break/></text:span><text:span text:style-name="T139">Il y a d</text:span><text:span text:style-name="T206">es</text:span><text:span text:style-name="T139"> sous-courants solidaristes, mais ils s’entendent tous dans l’échange et la coopération du SI, </text:span><text:span text:style-name="T140">et essayent toutes de mettre l’Homme au centre des relations inter-étatique.</text:span></text:p>
      <text:p text:style-name="P50"/>
      <text:list xml:id="list2886763076" text:style-name="L4">
        <text:list-item>
          <text:p text:style-name="P155"><text:span text:style-name="T140">L</text:span><text:span text:style-name="T101">es </text:span><text:span text:style-name="T216">fédéralistes</text:span><text:span text:style-name="T141">, s’inspirent de travaux du XIXème, de théorie sociologique de la solidarité sociale, qui s’appuie sur la théorie </text:span><text:span text:style-name="T142">de Durkheim et de Proudhon et sa théorie fédéraliste. </text:span><text:span text:style-name="T143">George Scelle s’appuie sur ces deux théories, selon lui la solidarité est inscrite dans la sociét</text:span><text:span text:style-name="T207">é.</text:span><text:span text:style-name="T143"> </text:span><text:span text:style-name="T207">A</text:span><text:span text:style-name="T143">insi le développement de la coopération internationale et son institutionnalisation dans le SI doivent conduire à la création d’institution et de règles communes qui vont permettre de placer l’Homme au milieu du SI et d’encadrer la </text:span><text:span text:style-name="T144">société internationale.<text:line-break/></text:span><text:span text:style-name="T145">Cette théorie postule donc </text:span><text:span text:style-name="T146">que l’Homme doit être placé au cœur du SI, des règles communes appliquée à toute la société internationale afin d’apporter d’avantage de progrès et de sécurité à l’Homme.</text:span></text:p>
          <text:p text:style-name="P104"/>
          <text:p text:style-name="P156"><text:span text:style-name="T146">C’</text:span><text:span text:style-name="T101">est cette théorie qui inspirera la création de la SDN, faire une grande institution internationale fédéralisée avec des règles de fonctionnement supra-nationale</text:span><text:span text:style-name="T208">s</text:span><text:span text:style-name="T101">.</text:span></text:p>
          <text:p text:style-name="P105"/>
          <text:p text:style-name="P106">Elle inspire également le modèle de l’UE avec Jean Monnet pour créer un modèle fédéraliste propre à l’Europe, ce qui mènera à une nouvelle forme de coopération inter-gouvernementale et l’intégration, puis l’abandon partielle voire totale de la souveraineté des États au profit de l’UE.</text:p>
          <text:p text:style-name="P106"/>
        </text:list-item>
        <text:list-item>
          <text:p text:style-name="P157"><text:span text:style-name="T101">Le </text:span><text:span text:style-name="T214">courant fonctionnaliste</text:span><text:span text:style-name="T101"> lui, </text:span><text:span text:style-name="T147">apparaît après la seconde guerre mondiale. David Mitrany théorise ce courant en observant que les échanges internationaux s’accélèrent dans des </text:span><text:soft-page-break/><text:span text:style-name="T147">domaines particuliers : </text:span><text:span text:style-name="T148">le commerce et la finance, </text:span><text:span text:style-name="T149">cela afin de reconstruire l’Europe.<text:line-break/></text:span><text:span text:style-name="T150">Il définit son approche fonctionnaliste fondée sur sur une approche sectorielle </text:span><text:span text:style-name="T151">des RI, il observe que dans un domaine ou </text:span><text:span text:style-name="T209">un</text:span><text:span text:style-name="T151"> secteur particulier les États coopèrent, et plus ils coopèrent plus ils vont être prêt à transférer une partie de leur souveraineté dans ce domaine.<text:line-break/><text:line-break/></text:span><text:span text:style-name="T152">Cette pensée justifie donc la création d’institution spécialisées auxquelles les États pourront faire des transferts de souveraineté. </text:span><text:span text:style-name="T153">Mais la problématique est que cette théorie nie la volonté politique de chaque État et </text:span><text:span text:style-name="T154">la marginalise, </text:span><text:span text:style-name="T155">l’État cherchant uniquement à faire ce qui est le plus efficace.</text:span><text:span text:style-name="T156"> Cette approche de sacrifice de souveraineté n’est pas justifiée au vue des enjeux de puis</text:span><text:span text:style-name="T157">sance. </text:span><text:span text:style-name="T165">L’état cherche avant tout ses intérêts avant ceux de la collectivité. </text:span><text:span text:style-name="T166">Le fondement principal d’un État étant la protection de sa population.</text:span><text:span text:style-name="T157"><text:line-break/></text:span><text:span text:style-name="T158">Néanmoins cette approche permet d’apporter une griller d’analyse par rapport à la spécialisation du SI.</text:span></text:p>
          <text:p text:style-name="P107"/>
        </text:list-item>
        <text:list-item>
          <text:p text:style-name="P157"><text:span text:style-name="T158">C</text:span><text:span text:style-name="T172">ette approche va donc amener l’approche </text:span><text:span text:style-name="T220">néo-fonctionnaliste</text:span><text:span text:style-name="T217">.</text:span><text:span text:style-name="T159"> </text:span><text:span text:style-name="T160">La coopération internationale, ne conduit pas forcément à un transfert de souveraineté, </text:span><text:span text:style-name="T161">elle peut seulement amener à d’avantage de coopération.<text:line-break/></text:span><text:span text:style-name="T162">Ils perçoivent que pour les États il peut être plus intéressant pour eux et leurs population de rester indépendant. <text:line-break/></text:span><text:span text:style-name="T163">Mais cette nouvelle approche met en avant le principe de subsidiarité, </text:span><text:span text:style-name="T164">l’État est plus efficace </text:span><text:span text:style-name="T210">collectivement</text:span><text:span text:style-name="T164"> que </text:span><text:span text:style-name="T210">individuellement</text:span><text:span text:style-name="T164">.</text:span></text:p>
        </text:list-item>
      </text:list>
      <text:p text:style-name="P48"/>
      <text:p text:style-name="P49"/>
      <text:p text:style-name="P49"/>
      <text:p text:style-name="P81"><text:span text:style-name="T101">Aucune des deux approches n’explique parfaitement les RI, </text:span><text:span text:style-name="T167">chacune de ces théories s’appuient sur un contexte, toutes les théories sont insuffisantes pour expliquer la réalité complète.<text:line-break/></text:span><text:span text:style-name="T168">Les RI sont d’autant plus difficiles à théoriser qu’elles sont dans un milieu en évolution permanente, les solutions théoriques sont donc souvent dépassées, mais permettent d’appréhender le monde.<text:line-break/></text:span><text:span text:style-name="T169">Le domaine des RI n’étant pas figé cela demande une veille intellectuelle, </text:span><text:span text:style-name="T170">le dogmatisme en RI n’a pas de sens car étant une matière évolutive. </text:span><text:span text:style-name="T171">Il faut donc rester connecter à la réalité contextuelle.</text:span></text:p>
      <text:p text:style-name="P49"/>
      <text:p text:style-name="P51"/>
      <text:p text:style-name="P51"/>
      <text:p text:style-name="P77">II. Régulation des RI :</text:p>
      <text:p text:style-name="P77"/>
      <text:p text:style-name="P71">1. Régulation par le droit :</text:p>
      <text:p text:style-name="P52"/>
      <text:p text:style-name="P64">A. Caractères du droit international</text:p>
      <text:p text:style-name="P64"/>
      <text:p text:style-name="P84"><text:span text:style-name="T101">La régulation par le droit est le mode de régulation du SI le plus récent.<text:line-break/></text:span><text:span text:style-name="T173">Le droit par essence est un élément régulateur de la société, </text:span><text:span text:style-name="T174">pas d’État sans règles et le droit est l’élément fondateur de système étatique </text:span><text:span text:style-name="T175">(constitution, lois, règlements, …).<text:line-break/></text:span><text:span text:style-name="T176"><text:line-break/>Pour créer de l’organisation on a mis en place des règles pour encadrer juridiquement les RI. Cela s’applique aux États et aux personnalités inter-étatiques. </text:span><text:span text:style-name="T177">Pour les entités publiques ont parlera de droit publique.</text:span></text:p>
      <text:p text:style-name="P53"/>
      <text:p text:style-name="P85"><text:soft-page-break/><text:span text:style-name="T177">L</text:span><text:span text:style-name="T101">e droit privé lui s’applique aux personnes privés (sociétés et individus), cela intervient quand les rapport entre deux personnes privés </text:span><text:span text:style-name="T211">sont </text:span><text:span text:style-name="T101">dans des espaces géographiques différents.<text:line-break/><text:line-break/></text:span><text:span text:style-name="T178">Les RI et les acteurs internationaux sont donc régulés par le droit international public (États et OI). </text:span></text:p>
      <text:p text:style-name="P54"/>
      <text:p text:style-name="P86"><text:span text:style-name="T178">L</text:span><text:span text:style-name="T101">e droit international est un droit particulier car n’ayant rien en commun avec le droit national, </text:span><text:span text:style-name="T179">c’est un droit régulièrement critiqué. </text:span><text:span text:style-name="T180">Mais ce droit est aussi efficace qu’il peut l’être dans son contexte de fonctionnement étatique, </text:span><text:span text:style-name="T181">les </text:span><text:span text:style-name="T212">É</text:span><text:span text:style-name="T181">tats ayant comme devoir de choisir ou non de s’y soumettre.</text:span></text:p>
      <text:p text:style-name="P55"/>
      <text:p text:style-name="P87"><text:span text:style-name="T181">L</text:span><text:span text:style-name="T101">e droit international est originel, il répond à un cadre juridique très différent de l’ordre juridique national. </text:span><text:span text:style-name="T182">Il est f</text:span><text:span text:style-name="T101">ondé sur le fait qu’il repose sur </text:span><text:span text:style-name="T183">un ordre juridique différent de l’ordre juridique interne :</text:span></text:p>
      <text:p text:style-name="P87"><text:span text:style-name="T183">- </text:span><text:span text:style-name="T184">Pas de loi organique, dans l’ordre juridique international, pas de constitution supra-nationale</text:span></text:p>
      <text:p text:style-name="P88"><text:span text:style-name="T184">- Fondé sur l’entente inter-étatique, basé sur des traités et conventions, ayant des valeurs plus ou moins importantes en fonction du nombre d’États et de l’importance donné à ces traités par ces derniers.<text:line-break/>- </text:span><text:span text:style-name="T188">Pas de législations internationales, pas d’assemblée des peuples, le seul législateur étant l’État lui même acceptant de s’auto-contraindre pour suivre des règles de fonctionnements plus ou moins </text:span><text:span text:style-name="T189">coercitives</text:span><text:span text:style-name="T188"> </text:span><text:span text:style-name="T189">et dont il admet l’efficacité.</text:span></text:p>
      <text:p text:style-name="P88"><text:span text:style-name="T189">- </text:span><text:span text:style-name="T190">Exécutif, c’est l’État qui admet comment mettre en œuvre le DI auquel il a souscrit, il est le seul garant de ses propres engagements. </text:span><text:span text:style-name="T191">Pas d’organisation exécutive sauf si l’État y a souscrit et adhère à un transfert de </text:span><text:span text:style-name="T192">souveraineté.</text:span></text:p>
      <text:p text:style-name="P88"><text:span text:style-name="T192">- </text:span><text:span text:style-name="T193">Pas de juridiction internationale supra-nationale, l’exemple de la CPI étant fondée essentiellement sur la bonne volonté des États </text:span><text:span text:style-name="T194">qui acceptent de s’y soumettre.</text:span></text:p>
      <text:p text:style-name="P56"/>
      <text:p text:style-name="P89"><text:span text:style-name="T191">L</text:span><text:span text:style-name="T101">e fonctionnement du DI et des OI est donc basé sur la souveraineté des États.</text:span></text:p>
      <text:p text:style-name="P57"/>
      <text:p text:style-name="P90"><text:span text:style-name="T184">L’</text:span><text:span text:style-name="T101">ordre juridique international ne dépend que de l’État lui même (sa volonté), le droit ne s’impose pas à un État qui ne reconnaît pas son application.</text:span></text:p>
      <text:p text:style-name="P58"/>
      <text:p text:style-name="P59">Le DI est un droit positif, un droit qui s’applique à l’intégralité de la société donné à un <text:s/>moment donné. Droit en cours qui s’applique aux individus.</text:p>
      <text:p text:style-name="P91"><text:span text:style-name="T101"><text:line-break/></text:span><text:span text:style-name="T195">Il vient des traités qui existent et sont internationaux, trouve son origine dans des accords matériels, </text:span><text:span text:style-name="T196">et est donc issu de la volonté des États, c’est un droit non contestable. </text:span><text:span text:style-name="T197"><text:line-break/>Son efficacité peut être directe (appliqué dans l’ordre juridique interne) ou indirecte (transfert du DI en droit national). </text:span><text:span text:style-name="T198">On parle d’auto-responsabilité, </text:span><text:span text:style-name="T199">l’État est responsable de son propre engagement devant lui-même et les autres États.</text:span></text:p>
      <text:p text:style-name="P60"/>
      <text:p text:style-name="P92"><text:span text:style-name="T199">L</text:span><text:span text:style-name="T101">e DI est un droit qui n’a pas de limites matérielles, il peut toucher tout les domaines dans lesquels les États </text:span><text:span text:style-name="T200">estiment une régulation nécessaire.</text:span></text:p>
      <text:p text:style-name="P88"><text:span text:style-name="T184"><text:line-break/></text:span><text:span text:style-name="T185">Par exemple la charte de l’ONU n’est pas supra-nationale et pas contraignante. </text:span><text:span text:style-name="T186">C’est un texte universel mais en réalité par réellement car lié à la volonté des États adhérents. </text:span><text:span text:style-name="T187">Elle a un caractère coopératif mais pas impératif.</text:span></text:p>
      <text:p text:style-name="P61"/>
      <text:p text:style-name="P62">Le DI n’arrête pas de s’accroître et prendre de l’ampleur, de par la globalisation des RI, les flux sont multipliés et ouverts et nécessitent d’être régulés (commerce, finance<text:span text:style-name="T223">), le DI peut s’adapter et appréhender tous les domaines que les États jugent nécessaire de réguler. I<text:line-break/>l y a un intérêts pour les États d’encadrer les échanges (principe de subsidiarité) afin d’éviter des rapports de force, limiter la régulation par la puissance.<text:line-break/></text:span><text:soft-page-break/><text:span text:style-name="T223">On est passé d’un cadre normatif à l’institutionnel, aujourd’hui on créé des normes de droits mais aussi les institutions pour permettre le respect de ce droit.<text:line-break/>Après la deuxième guerre mondiale (ONU, OI, …), plus en plus de coopérations dans des domaines particuliers. La coopération implique l’institutionnalisation et donc les régulation.</text:span></text:p>
      <text:p text:style-name="P52"/>
      <text:p text:style-name="P63">Le DI va influencer sur le droit interne des États, <text:span text:style-name="T224">le dualisme international et interne n’a plus réellement de raisons d’être.</text:span></text:p>
      <text:p text:style-name="P52"/>
      <text:p text:style-name="P65">B. Différentes formes du DI</text:p>
      <text:p text:style-name="P65"/>
      <text:p text:style-name="P66">Comment les normes du DI se forment et régulent le DI.<text:line-break/><text:span text:style-name="T225">Trois sources :</text:span></text:p>
      <text:p text:style-name="P66"/>
      <text:list xml:id="list3773264929" text:style-name="L5">
        <text:list-item>
          <text:p text:style-name="P108">La coutume, m<text:span text:style-name="T225">ode le plus anciens de formation du DI. Au départ le DI n’était pas écrit et énormément de règles se sont écrites car elles n’étaient que la traduction de coutumes anciennes et qui ont pris la forme de texte.<text:line-break/>Il s’agit de la réitération d’un usage qui est à la fois stable et permanent, qui permet donc de dire que cet usage est une règle.<text:line-break/>La coutume est reconnue par l’ONU, la CIJ, … Elles rappellent que la coutume est une des sources principales du DI. La CIJ qualifie dans l’article 38 la coutume comme « La preuve d’une pratique générale accepter comme étant le droit ». Pour qu’une coutume soit acceptée comme un coutume, il faut donc la preuve de la temporalité de cette dernière.<text:line-break/>Il faut une permanence et une reconnaissance assez générale.<text:line-break/>La coutume est reconnue comme étant une pratique par une majorité d’individus, elle est contemporaine de son époque et en rapport avec l’usage courant ce qui permet au droit d’être assez adopté à l’environnement commun dans lequel elle évolue.<text:line-break/>La coutume est aussi faible, car elle peut-être contestée dans son interprétation, dans sa généralisation.<text:line-break/>Dans le DI on a basculé le droit essentiellement dans sa forme écrite.<text:line-break/>Le droit diplomatique et consulaire par exemple, était un droit strictement coutumier et après la seconde guerre mondiale, on va mettre en place la convention de Viennes de 1967 et 1969 sur les privilèges et immunité diplomatique et consulaire.<text:line-break/>Les coutumes avaient une valeur normative mais sans référentielle écrit.<text:line-break/></text:span></text:p>
        </text:list-item>
        <text:list-item>
          <text:p text:style-name="P109">Les traités sont le mode dominant des RI. <text:span text:style-name="T226">Un traité inclus au minimum deux États situés dans des espaces géographiques différents. <text:line-break/>Le traité couvre un grand nombre de domaine, il peut être sur tout et entre tout. Le nom qui est utilisé pour qualifié un accord international n’est pas producteur d’un sens juridique particulier. Un traité et une convention peut être la même chose, c’est une question de terminologie, mais cela n’amène pas de conséquences pratiques.<text:line-break/>Il existe à l’intérieur des Nations Unis un recueil international des traités, où tous les traités sont censés être déclarés (registre international des traités). Les États peuvent donc passer par des branches non publiques, comme des entreprises d’États afin de garder une confidentialité, sur des contrats, traités… <text:line-break/>Nul n’est sensé ignorer la loi, mais nulle loi n’est sensée être cachée, il est de la responsabilité des États de publier les accords une fois les accords acceptés.<text:line-break/>Il existe des traités bilatéraux et multilatéraux, on distingue aussi le traité normatif du traité institutionnel. Le normatif, dicte des normes de fonctionnement international, constitutionnel, créer une organisation institutionnel qui va elle même devenir créatrice de norme de DI, et </text:span><text:soft-page-break/><text:span text:style-name="T226">veiller à l’efficacité et le respect des normes internationales.<text:line-break/>La pratique du traité s’est largement normalisé et concerne tous les domaines des RI.<text:line-break/></text:span></text:p>
        </text:list-item>
        <text:list-item>
          <text:p text:style-name="P110">Les actes des organisations internationales et les actes unilatéraux des États :<text:line-break/><text:span text:style-name="T227">Les OI ont comme objectif de réguler le SI par la création de normes, ces OI vont donc créer des actes. Les actes des OI sont des règles qui émane d’une OI, imputable à ces dernières, et cette règle va être considérée comme du droit dérivé des États, qui à travers les institutions des États vont mettre en place du droit dérivé.<text:line-break/>Le droit dérivé, dérive des États dans l’OI, elle viennent indirectement des États.<text:line-break/>Ce droit peut-être assez puissant car le respect peut être plus ou moins sanctionné selon la puissance de cette OI.<text:line-break/>DI plus en plus issu des OI, application est donc de plus en plus contrôlé par ces mêmes OI.<text:line-break/>Les résolutions sont prisent pour déterminer la hiérarchie des actes.<text:line-break/>Il peut y avoir des actes unilatéraux des États, tous les États ont une capacité qui leur est propre d’influencer le SI, des actes d’États peuvent avoir des conséquence dans l’ordre juridique international (sanctions, règles d’accès au territoire, …). Ces règles internationales dépendent de la seule souveraineté de l’État, mais elles ne sont pas des normes internationale en elles-mêmes. Il s’agit de normes national ayant vocation d’avoir une portée internationale.<text:line-break/></text:span></text:p>
        </text:list-item>
      </text:list>
      <text:p text:style-name="P67">Degré normatif du DI : <text:span text:style-name="T228">Il s’agit de la manière dont le droit va s’appliquer, de manière plus ou moins contraignante, évalué la force obligatoire d’une norme de droit. <text:line-break/>- Qui va établir le degré normatif d’une norme ? À la base les États, de manière directe ou indirecte (OI dans le traité ou le statut constitutionnel de l’organisation). Les statuts ont donc un contenu différent et ont un degré d’application différent. Il n’y a pas de hiérarchie des normes en tant que telle de manière supra-nationale. Ces normes vont se différencier sur la base de la capacité de contrainte de la norme.<text:line-break/></text:span></text:p>
      <text:p text:style-name="P111">-On constate que les obligations ont des intensités variable, ce qui permet de faire une sorte de typologie des normes de DI. <text:line-break/>Dans cette typologie on constate trois degrés de normes :</text:p>
      <text:list xml:id="list2424339863" text:style-name="L6">
        <text:list-item>
          <text:p text:style-name="P112">Les disposition à caractère impératif, toutes les règles de DI, que l’on considère comme essentiel <text:span text:style-name="T229">et par conséquent toutes dérogations à ces règles sont interdites et la méconnaissance de la règle entraîne la nullité de la règle contraire. On va distinguer certaines règles de niveau supérieur, et que tout État se comportant comme ayant méconnaissance de cette règle, et par conséquent toutes ces décisions dans le SI contraire au droit impératif, seraient considérée comme nulles. La difficulté de ce degré normatif supérieur est qu’on admet des règles de natures impératives, mais ces règles on ne sait pas les qualifier. Quelles règles sont supérieures ? On admet les droits de l’Homme, le droit humanitaire, …, toutes les règles de nature à protéger les personnes humaines, comme des règles impératives.<text:line-break/></text:span></text:p>
        </text:list-item>
        <text:list-item>
          <text:p text:style-name="P112"><text:span text:style-name="T230">Les disposition obligatoires, ce qu’on pourrait appeler le droit commun du DI, elle sont contraignantes aux yeux du DI. On ne peut pas y déroger, mais si on y déroge cela constitue une infraction au DI et toute infraction est sanctionnée. Autrement dit le violation des normes obligatoires en DI, peuvent entraîner des contres-mesures des acteurs du SI.<text:line-break/>Quand un État souscrit à une obligation il s’engage à l’égard des autres États, et il est donc normal que lorsqu’un État transgresse les obligations qu’il a souscrite, il va être coupable aux yeux des autres États, qui vont mettre en place des contres-mesures. Ces contres-mesures vont être proportionnées, il ne faut pas que la sanction excède le cadre de la transgression. <text:line-break/>Toutes les dispositions souscrites au sein des OI, ont une valeur obligatoire (FMI, UE, OTAN, </text:span><text:soft-page-break/><text:span text:style-name="T230">…), les règles obligatoires sont les plus présentes dans le droit institutionnel. </text:span><text:line-break/></text:p>
        </text:list-item>
        <text:list-item>
          <text:p text:style-name="P113"><text:span text:style-name="T231">Les dispositions optatives, la disposition qui va être prise, l’État ne sera pas obligé de la suivre. La disposition optative suggère une disposition à prendre. Par exemple l’assemblée générale de l’ONU, qui vote des recommandations.<text:line-break/>Ce sont des avis d’une OI, qui vont suggérer aux États de prendre une disposition particulière mais qui n’est pas forcément suivie. La bonne foi va être assez essentielle, car elle admet que l’État n’est pas obligé de suivre la recommandation, mais s’il le fait il doit faire preuve de bonne foi et s’engager à le faire.<text:line-break/>Ces recommandation sont importantes, car elles donnent un cadre juridique au titre de certaines actions, et permettent de donner une base d’action aux États qui souhaitent avancer sur certains sujet, et qui peuvent donc se placer sur un cadre international. </text:span><text:line-break/><text:line-break/></text:p>
        </text:list-item>
      </text:list>
      <text:p text:style-name="P114"><text:span text:style-name="T229">Le droit impératif c’est aussi ce que l’on appelle Jus Congens, une création du XXème qui va essayer de s’imposer sur la SI avec comme limites la non ingérence. Au départ les fédéralistes sont très en faveur du droit impératif, le courant réaliste est beaucoup plus défavorable. On a donc essayer de le replacer dans le droit humanitaire, car c’est le seul endroit dans lequel on pourrait arriver à trouver un consensus. C’est pour cela qu’on dit que le droit impératif est quasi intégralement humanitaire. <text:line-break/>La notion de droit impératif a été consacrée dans une convention de Viennes sur les droits des traités, explicative dont la manière dont un traité doit se former régulièrement, qui reconnaît donc le droit impératif, mais elle le reconnaît d’avantage comme une existence symbolique plus que pratique, la convention dit qu’un droit impératif peut exister mais elle ne prend pas le risque de le définir.<text:line-break/></text:span></text:p>
      <text:p text:style-name="P114"/>
      <text:p text:style-name="P116">C. Le rôle du droit international</text:p>
      <text:p text:style-name="P116"/>
      <text:p text:style-name="P117">Son rôle est la régulation les RI, le fonctionnement entre les États, et régule également le fonctionnement entre les entités étatiques. <text:line-break/><text:span text:style-name="T232">Le DI laisse l’impression d’être flou, car il y a une difficulté d’interprétation, et une impression de non respect de ce dernier. Néanmoins de nos jours son rôle est évident, si on prend le cas de l’UE, c’est une organisation qui créé en permanence des règles de DI qui s’appliquent aux États membres. <text:line-break/>Pour l’UE, la directive est transposable dans le cadre juridique national, la ratification d’un traité signifie que les instances législatives de l’État auront validé le texte, c’est à dire faire en sorte que les normes de DI soient respectées dans l’ordre juridique interne. C’est donc la reconnaissance d’un traité, d’une règle, …, comme étant bien fondé et qu’il devra donc être traduit dans l’ordre juridique national.</text:span></text:p>
      <text:p text:style-name="P115"><text:span text:style-name="T229">Le DI est nécessaire pour la mondialisation et la bonne circulation des flux. </text:span></text:p>
      <text:p text:style-name="P118">Reste donc un droit très présent aujourd’hui, <text:span text:style-name="T233">le droit international fonctionne dans le cadre optimal dont il dispose, il fonctionne donc avec les États qui sont les seuls à lui donner son cadre régulateur. Dans le SI les seules entités qui peuvent mettre en place de la régulations sont les États.</text:span></text:p>
      <text:p text:style-name="P125">Le DI est fait pour lisser, réguler les relations de puissance entre les États.</text:p>
      <text:p text:style-name="P71"/>
      <text:p text:style-name="P158">2. Régulation par la puissance :</text:p>
      <text:p text:style-name="P52"/>
      <text:p text:style-name="P119">Le SI est également fondé sur les rapports de puissances. La régulation par la puissance est historiquement la forme de régulation qui a toujours existé dans le SI depuis que les sociétés existent.<text:line-break/><text:span text:style-name="T234">Le courant réaliste est donc basé sur la puissance. <text:line-break/>La base est que les États se sont toujours battus et donc la puissance, la force, la violence a toujours contribué à la régulation du SI.<text:line-break/></text:span></text:p>
      <text:p text:style-name="P120">L’objectif ici est d’observer comme la régulation par la puissance s’opère et comment elle se combine avec le droit.</text:p>
      <text:p text:style-name="P120"/>
      <text:p text:style-name="P120">A. Définition de la puissance</text:p>
      <text:p text:style-name="P120"/>
      <text:p text:style-name="P121">La puissance est difficile à encadrer dans une définition suffisamment large, <text:span text:style-name="T235">on ne peut pas la définir en une phrase. La puissance a un aspect polymorphe, la puissance n’est pas constante dans le temps, car les composantes de cette puissance vont êtres différents à travers le temps. <text:line-break/></text:span></text:p>
      <text:p text:style-name="P122">Différente approches de la notion de puissance :</text:p>
      <text:p text:style-name="P122"/>
      <text:list xml:id="list1205031123" text:style-name="L8">
        <text:list-item>
          <text:p text:style-name="P123">La puissance à travers une typologie de capacités <text:span text:style-name="T237">cumulatives ou non</text:span>, <text:span text:style-name="T236">la capacité étant une aptitude à pouvoir réaliser un certain nombre d’actions, suivie d’une application concrète mais qui n’épuise pas cette dite attitude, c’est à dire qu’elle est réitérable :<text:line-break/><text:line-break/>1. Capacité de faire, capacité de maîtriser soit même une situation, pour un État d’agir comme il l’entend sans limitations, ou du moins sans limitations qu’il se serait imposé. Un État qui fait appliquer l’ordre publique sur son territoire par ses propres moyens.<text:line-break/>Si on prend les USA, leurs capacité d’action n’est plus à démontrer, on peut dire qu’ils ont une « super capacité de faire ». <text:line-break/>Tout État dispose d’une capacité de faire, ce qui va varier c’est la portée de cette capacité, qui va dépendre de la puissance de l’État lui même et son positionnement sur le SI.<text:line-break/><text:line-break/>2. Capacité de faire faire, capacité d’un État de faire faire à un autre État une action, dans le but que cette action soit bénéfique à l’État qui impose cette action. Les Britanniques sont reconnus diplomatiquement pour leur capacité de faire faire, ainsi dans la guerre de Crimée « les anglais se sont battus jusqu’au dernier français ».<text:line-break/>C’est donc un attribut de puissance, car on est suffisamment puissant ou stratège pour imposer à un État la réalisation d’une action bénéfique à soit-même. Le faire faire est aussi un signe de faiblesse car il montre que l’État ne peut pas faire soit-même ces actions.<text:line-break/>L’ONU, toutes ses actions ne sont que soumises au bien vouloir des États, correspond donc à la faiblesse du capacité de faire faire.<text:line-break/><text:line-break/>3. Capacité d’empêcher de faire, la capacité pour un État d’empêcher un autre État à la non-réalisation d’une action, et aboutit à une situation favorable pour l’État empêchant. <text:line-break/>La dissuasion nucléaire est basée sur cette capacité d’empêcher de faire, par crainte de l’escalade.<text:line-break/><text:line-break/>4. Capacité de refuser de faire, c’est une capacité assez intéressante dans la mesure où c’est une capacité qui peut à la fois témoigner d’une surpuissance (refuser de faire tout et n’importe quoi), car cela témoigne une capacité de se permettre l’action, la capacité de refuser de faire </text:span><text:soft-page-break/><text:span text:style-name="T236">peut-être la capacité des États les moins puissants, refuser au moins de ratifier un contrat.<text:line-break/>Donc un élément de super voire surpuissance, que de micro-puissance.<text:line-break/>La notion de super-puissance fonctionnait surtout dans le cadre de la guerre froide, ce terme fonctionne moins dans le cadre actuel.<text:line-break/><text:line-break/>Ces typologies permettent d’appréhender la puissance d’un État, et sont applicables à toutes les époques.<text:line-break/>Plus un État dispose de capacités plus il sera puissant, et certaines capacité entraîne l’aptitude aux autres capacités.<text:line-break/></text:span></text:p>
        </text:list-item>
        <text:list-item>
          <text:p text:style-name="P124">Typologie de la puissance à travers l’objet de cette dernière, <text:span text:style-name="T238">approche sur la portée de cette puissance. On distingue trois objets de cette puissances :<text:line-break/><text:line-break/>1. La puissance sur les choses, capacité matériel, disposer de moyens d’actions physique. Cette puissance sur les choses est la partie la plus visible de la puissance de manière générale.<text:line-break/><text:line-break/>2. La puissance sur les esprits, le fait de pouvoir influencer les individus, cette puissance ne repose pas forcément sur des moyens matériels, elle est de nature immatérielle car sur les esprits. Il est plus difficile dans la puissance sur les esprits de hiérarchiser les moyens de puissance sur les esprits.<text:line-break/>Le soft-power en est une émanation. <text:line-break/><text:line-break/>3. La puissance sur les valeurs, une puissance d’ordre idéologique, tout ce qui va être d’influence religieuse ou morale. Elle est présente <text:line-break/>Le djihadisme est une incarnation physique de la puissance sur les valeurs, et qui en devient une puissance matériel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1.3.2$Linux_X86_64 LibreOffice_project/10$Build-2</meta:generator>
    <dc:date>2018-12-14T13:20:09.495325100</dc:date>
    <meta:editing-duration>PT21H54S</meta:editing-duration>
    <meta:editing-cycles>690</meta:editing-cycles>
    <meta:document-statistic meta:table-count="0" meta:image-count="0" meta:object-count="0" meta:page-count="14" meta:paragraph-count="132" meta:word-count="6577" meta:character-count="40891" meta:non-whitespace-character-count="34405"/>
  </office:meta>
</office:document-meta>
</file>